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4.0882in"/>
    </style:style>
    <style:style style:name="co3" style:family="table-column">
      <style:table-column-properties fo:break-before="auto" style:column-width="3.9917in"/>
    </style:style>
    <style:style style:name="co4" style:family="table-column">
      <style:table-column-properties fo:break-before="auto" style:column-width="3.8091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102in"/>
    </style:style>
    <style:style style:name="co11" style:family="table-column">
      <style:table-column-properties fo:break-before="auto" style:column-width="2.7425in"/>
    </style:style>
    <style:style style:name="co12" style:family="table-column">
      <style:table-column-properties fo:break-before="auto" style:column-width="0.6008in"/>
    </style:style>
    <style:style style:name="co13" style:family="table-column">
      <style:table-column-properties fo:break-before="auto" style:column-width="3.289in"/>
    </style:style>
    <style:style style:name="co14" style:family="table-column">
      <style:table-column-properties fo:break-before="auto" style:column-width="0.35in"/>
    </style:style>
    <style:style style:name="co15" style:family="table-column">
      <style:table-column-properties fo:break-before="auto" style:column-width="0.6874in"/>
    </style:style>
    <style:style style:name="co16" style:family="table-column">
      <style:table-column-properties fo:break-before="auto" style:column-width="0.8508in"/>
    </style:style>
    <style:style style:name="co17" style:family="table-column">
      <style:table-column-properties fo:break-before="auto" style:column-width="2.8862in"/>
    </style:style>
    <style:style style:name="co18" style:family="table-column">
      <style:table-column-properties fo:break-before="auto" style:column-width="0.9161in"/>
    </style:style>
    <style:style style:name="co19" style:family="table-column">
      <style:table-column-properties fo:break-before="auto" style:column-width="1.7307in"/>
    </style:style>
    <style:style style:name="co20" style:family="table-column">
      <style:table-column-properties fo:break-before="auto" style:column-width="2.6902in"/>
    </style:style>
    <style:style style:name="co21" style:family="table-column">
      <style:table-column-properties fo:break-before="auto" style:column-width="1.6453in"/>
    </style:style>
    <style:style style:name="co22" style:family="table-column">
      <style:table-column-properties fo:break-before="auto" style:column-width="0.5244in"/>
    </style:style>
    <style:style style:name="co23" style:family="table-column">
      <style:table-column-properties fo:break-before="auto" style:column-width="1.4165in"/>
    </style:style>
    <style:style style:name="co24" style:family="table-column">
      <style:table-column-properties fo:break-before="auto" style:column-width="0.4591in"/>
    </style:style>
    <style:style style:name="co25" style:family="table-column">
      <style:table-column-properties fo:break-before="auto" style:column-width="2.0047in"/>
    </style:style>
    <style:style style:name="co26" style:family="table-column">
      <style:table-column-properties fo:break-before="auto" style:column-width="0.6661in"/>
    </style:style>
    <style:style style:name="co27" style:family="table-column">
      <style:table-column-properties fo:break-before="auto" style:column-width="0.9272in"/>
    </style:style>
    <style:style style:name="co28" style:family="table-column">
      <style:table-column-properties fo:break-before="auto" style:column-width="0.5354in"/>
    </style:style>
    <style:style style:name="co29" style:family="table-column">
      <style:table-column-properties fo:break-before="auto" style:column-width="4.0402in"/>
    </style:style>
    <style:style style:name="co34" style:family="table-column">
      <style:table-column-properties fo:break-before="auto" style:column-width="0.7201in"/>
    </style:style>
    <style:style style:name="co35" style:family="table-column">
      <style:table-column-properties fo:break-before="auto" style:column-width="3.8008in"/>
    </style:style>
    <style:style style:name="co36" style:family="table-column">
      <style:table-column-properties fo:break-before="auto" style:column-width="3.5071in"/>
    </style:style>
    <style:style style:name="co37" style:family="table-column">
      <style:table-column-properties fo:break-before="auto" style:column-width="2.3311in"/>
    </style:style>
    <style:style style:name="co38" style:family="table-column">
      <style:table-column-properties fo:break-before="auto" style:column-width="1.011in"/>
    </style:style>
    <style:style style:name="co39" style:family="table-column">
      <style:table-column-properties fo:break-before="auto" style:column-width="4.1161in"/>
    </style:style>
    <style:style style:name="co40" style:family="table-column">
      <style:table-column-properties fo:break-before="auto" style:column-width="1.1445in"/>
    </style:style>
    <style:style style:name="co41" style:family="table-column">
      <style:table-column-properties fo:break-before="auto" style:column-width="2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style:text-position="" style:font-name="Liberation Sans" fo:font-weight="normal" style:font-weight-asian="normal" style:font-weight-complex="normal"/>
    </style:style>
    <style:style style:name="ce4" style:family="table-cell" style:parent-style-name="Default" style:data-style-name="N36">
      <style:text-properties style:text-position="" style:font-name="Liberation Sans" fo:font-weight="normal" style:font-weight-asian="normal" style:font-weight-complex="normal"/>
    </style:style>
    <style:style style:name="ce5" style:family="table-cell" style:parent-style-name="Default">
      <style:text-properties fo:color="#000000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Liberation Sans" fo:font-weight="bold" style:font-weight-asian="bold" style:font-weight-complex="bold"/>
    </style:style>
    <style:style style:name="ce7" style:family="table-cell" style:parent-style-name="Default">
      <style:text-properties style:text-position="" style:font-name="Liberation Sans"/>
    </style:style>
    <style:style style:name="ce8" style:family="table-cell" style:parent-style-name="Default" style:data-style-name="N36">
      <style:text-properties style:text-position="" style:font-name="Liberation Sans"/>
    </style:style>
    <style:style style:name="ce10" style:family="table-cell" style:parent-style-name="Default">
      <style:text-properties fo:color="#00cc00" style:text-position="" fo:font-weight="bold" style:font-weight-asian="bold" style:font-weight-complex="bold"/>
    </style:style>
    <style:style style:name="ce11" style:family="table-cell" style:parent-style-name="Default">
      <style:text-properties fo:color="#ff6600" style:text-position="" fo:font-weight="normal" style:font-weight-asian="normal" style:font-weight-complex="normal"/>
    </style:style>
    <style:style style:name="ce12" style:family="table-cell" style:parent-style-name="Default">
      <style:text-properties fo:color="#3333ff" style:text-position="" fo:font-weight="bold" style:font-weight-asian="bold" style:font-weight-complex="bold"/>
    </style:style>
    <style:style style:name="ce13" style:family="table-cell" style:parent-style-name="Default">
      <style:text-properties fo:color="#3333ff" style:text-position=""/>
    </style:style>
    <style:style style:name="ce14" style:family="table-cell" style:parent-style-name="Default">
      <style:text-properties fo:color="#3333ff" style:text-position="" fo:font-weight="normal" style:font-weight-asian="normal" style:font-weight-complex="normal"/>
    </style:style>
    <style:style style:name="ce15" style:family="table-cell" style:parent-style-name="Default">
      <style:text-properties fo:color="#800000" style:text-position="" fo:font-weight="normal" style:font-weight-asian="normal" style:font-weight-complex="normal"/>
    </style:style>
    <style:style style:name="ce16" style:family="table-cell" style:parent-style-name="Default">
      <style:text-properties fo:color="#00cc00" style:text-position="" fo:font-weight="normal" style:font-weight-asian="normal" style:font-weight-complex="normal"/>
    </style:style>
    <style:style style:name="ce17" style:family="table-cell" style:parent-style-name="Default">
      <style:text-properties fo:color="#800000" style:text-position="" style:font-name="Liberation Sans" fo:font-weight="bold" style:font-weight-asian="bold" style:font-weight-complex="bold"/>
    </style:style>
    <style:style style:name="ce18" style:family="table-cell" style:parent-style-name="Default">
      <style:text-properties fo:color="#00cc00" style:text-position="" style:font-name="Liberation Sans" fo:font-weight="bold" style:font-weight-asian="bold" style:font-weight-complex="bold"/>
    </style:style>
    <style:style style:name="ce19" style:family="table-cell" style:parent-style-name="Default">
      <style:text-properties fo:color="#ff6600" style:text-position="" style:font-name="Liberation Sans" fo:font-weight="normal" style:font-weight-asian="normal" style:font-weight-complex="normal"/>
    </style:style>
    <style:style style:name="ce20" style:family="table-cell" style:parent-style-name="Default">
      <style:text-properties fo:color="#3333ff" style:text-position="" style:font-name="Liberation Sans" fo:font-weight="bold" style:font-weight-asian="bold" style:font-weight-complex="bold"/>
    </style:style>
    <style:style style:name="ce21" style:family="table-cell" style:parent-style-name="Default">
      <style:text-properties fo:color="#3333ff" style:text-position="" style:font-name="Liberation Sans" fo:font-weight="normal" style:font-weight-asian="normal" style:font-weight-complex="normal"/>
    </style:style>
    <style:style style:name="ce22" style:family="table-cell" style:parent-style-name="Default">
      <style:text-properties fo:color="#800000" style:text-position="" style:font-name="Liberation Sans" fo:font-weight="normal" style:font-weight-asian="normal" style:font-weight-complex="normal"/>
    </style:style>
    <style:style style:name="ce23" style:family="table-cell" style:parent-style-name="Default">
      <style:text-properties fo:color="#00cc00" style:text-position="" style:font-name="Liberation Sans" fo:font-weight="normal" style:font-weight-asian="normal" style:font-weight-complex="normal"/>
    </style:style>
    <style:style style:name="ce24" style:family="table-cell" style:parent-style-name="Default">
      <style:text-properties fo:color="#ff6600" style:text-position="" fo:font-weight="bold" style:font-weight-asian="bold" style:font-weight-complex="bold"/>
    </style:style>
    <style:style style:name="ce25" style:family="table-cell" style:parent-style-name="Default">
      <style:text-properties fo:color="#ff6600" style:text-position=""/>
    </style:style>
    <style:style style:name="ce9" style:family="table-cell" style:parent-style-name="Default">
      <style:text-properties fo:color="#800000" style:text-position="" fo:font-weight="bold" style:font-weight-asian="bold" style:font-weight-complex="bold"/>
    </style:style>
    <style:style style:name="ce26" style:family="table-cell" style:parent-style-name="Default">
      <style:text-properties fo:color="#000000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cc0000" style:text-position="" fo:font-weight="bold" style:font-weight-asian="bold" style:font-weight-complex="bold"/>
    </style:style>
    <style:style style:name="ce28" style:family="table-cell" style:parent-style-name="Default">
      <style:text-properties fo:color="#cc0000" style:text-position=""/>
    </style:style>
    <style:style style:name="ce29" style:family="table-cell" style:parent-style-name="Default">
      <style:text-properties fo:color="#336633" style:text-position=""/>
    </style:style>
    <style:style style:name="ce30" style:family="table-cell" style:parent-style-name="Default">
      <style:text-properties fo:color="#cc0000" style:text-position="" style:font-name="Liberation Sans" fo:font-weight="bold" style:font-weight-asian="bold" style:font-weight-complex="bold"/>
    </style:style>
    <style:style style:name="ce31" style:family="table-cell" style:parent-style-name="Default">
      <style:text-properties fo:color="#ff6600" style:text-position="" style:font-name="Liberation Sans" fo:font-weight="bold" style:font-weight-asian="bold" style:font-weight-complex="bold"/>
    </style:style>
    <style:style style:name="ce32" style:family="table-cell" style:parent-style-name="Default">
      <style:text-properties fo:color="#cc0000" style:text-position="" style:font-name="Liberation Sans" fo:font-weight="normal" style:font-weight-asian="normal" style:font-weight-complex="normal"/>
    </style:style>
    <style:style style:name="ce33" style:family="table-cell" style:parent-style-name="Default">
      <style:text-properties fo:color="#336633" style:text-position="" style:font-name="Liberation Sans" fo:font-weight="normal" style:font-weight-asian="normal" style:font-weight-complex="normal"/>
    </style:style>
    <style:style style:name="ce34" style:family="table-cell" style:parent-style-name="Default">
      <style:text-properties fo:color="#cc0000" style:text-position="" style:font-name="Liberation Sans"/>
    </style:style>
    <style:style style:name="ce35" style:family="table-cell" style:parent-style-name="Default">
      <style:text-properties fo:color="#3333ff" style:text-position="" style:font-name="Liberation Sans"/>
    </style:style>
    <style:style style:name="ce36" style:family="table-cell" style:parent-style-name="Default">
      <style:text-properties fo:color="#336633" style:text-position="" style:font-name="Liberation Sans"/>
    </style:style>
    <style:style style:name="ce37" style:family="table-cell" style:parent-style-name="Default">
      <style:text-properties fo:color="#ff6600" style:text-position="" style:font-name="Liberation Sans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style:font-name="Liberation Sans" fo:font-weight="normal" style:font-weight-asian="normal" style:font-weight-complex="normal"/>
    </style:style>
    <style:style style:name="ce42" style:family="table-cell" style:parent-style-name="Default" style:data-style-name="N36">
      <style:text-properties style:font-name="Liberation Sans" fo:font-weight="normal" style:font-weight-asian="normal" style:font-weight-complex="normal"/>
    </style:style>
    <style:style style:name="ce4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ext-properties style:font-name="Liberation Sans"/>
    </style:style>
    <style:style style:name="ce46" style:family="table-cell" style:parent-style-name="Default" style:data-style-name="N36">
      <style:text-properties style:font-name="Liberation Sans"/>
    </style:style>
    <style:style style:name="ce47" style:family="table-cell" style:parent-style-name="Default">
      <style:text-properties fo:color="#800000" fo:font-weight="bold" style:font-weight-asian="bold" style:font-weight-complex="bold"/>
    </style:style>
    <style:style style:name="ce48" style:family="table-cell" style:parent-style-name="Default">
      <style:text-properties fo:color="#00cc00" fo:font-weight="bold" style:font-weight-asian="bold" style:font-weight-complex="bold"/>
    </style:style>
    <style:style style:name="ce49" style:family="table-cell" style:parent-style-name="Default">
      <style:text-properties fo:color="#ff6600" fo:font-weight="normal" style:font-weight-asian="normal" style:font-weight-complex="normal"/>
    </style:style>
    <style:style style:name="ce50" style:family="table-cell" style:parent-style-name="Default">
      <style:text-properties fo:color="#3333ff" fo:font-weight="bold" style:font-weight-asian="bold" style:font-weight-complex="bold"/>
    </style:style>
    <style:style style:name="ce51" style:family="table-cell" style:parent-style-name="Default">
      <style:text-properties fo:color="#3333ff"/>
    </style:style>
    <style:style style:name="ce52" style:family="table-cell" style:parent-style-name="Default">
      <style:text-properties fo:color="#3333ff" fo:font-weight="normal" style:font-weight-asian="normal" style:font-weight-complex="normal"/>
    </style:style>
    <style:style style:name="ce53" style:family="table-cell" style:parent-style-name="Default">
      <style:text-properties fo:color="#800000" fo:font-weight="normal" style:font-weight-asian="normal" style:font-weight-complex="normal"/>
    </style:style>
    <style:style style:name="ce54" style:family="table-cell" style:parent-style-name="Default">
      <style:text-properties fo:color="#00cc00" fo:font-weight="normal" style:font-weight-asian="normal" style:font-weight-complex="normal"/>
    </style:style>
    <style:style style:name="ce55" style:family="table-cell" style:parent-style-name="Default">
      <style:text-properties fo:color="#800000" style:font-name="Liberation Sans" fo:font-weight="bold" style:font-weight-asian="bold" style:font-weight-complex="bold"/>
    </style:style>
    <style:style style:name="ce56" style:family="table-cell" style:parent-style-name="Default">
      <style:text-properties fo:color="#00cc00" style:font-name="Liberation Sans" fo:font-weight="bold" style:font-weight-asian="bold" style:font-weight-complex="bold"/>
    </style:style>
    <style:style style:name="ce57" style:family="table-cell" style:parent-style-name="Default">
      <style:text-properties fo:color="#ff6600" style:font-name="Liberation Sans" fo:font-weight="normal" style:font-weight-asian="normal" style:font-weight-complex="normal"/>
    </style:style>
    <style:style style:name="ce58" style:family="table-cell" style:parent-style-name="Default">
      <style:text-properties fo:color="#3333ff" style:font-name="Liberation Sans" fo:font-weight="bold" style:font-weight-asian="bold" style:font-weight-complex="bold"/>
    </style:style>
    <style:style style:name="ce59" style:family="table-cell" style:parent-style-name="Default">
      <style:text-properties fo:color="#3333ff" style:font-name="Liberation Sans" fo:font-weight="normal" style:font-weight-asian="normal" style:font-weight-complex="normal"/>
    </style:style>
    <style:style style:name="ce60" style:family="table-cell" style:parent-style-name="Default">
      <style:text-properties fo:color="#800000" style:font-name="Liberation Sans" fo:font-weight="normal" style:font-weight-asian="normal" style:font-weight-complex="normal"/>
    </style:style>
    <style:style style:name="ce61" style:family="table-cell" style:parent-style-name="Default">
      <style:text-properties fo:color="#00cc00" style:font-name="Liberation Sans" fo:font-weight="normal" style:font-weight-asian="normal" style:font-weight-complex="normal"/>
    </style:style>
    <style:style style:name="ce62" style:family="table-cell" style:parent-style-name="Default">
      <style:text-properties fo:color="#ff6600" fo:font-weight="bold" style:font-weight-asian="bold" style:font-weight-complex="bold"/>
    </style:style>
    <style:style style:name="ce63" style:family="table-cell" style:parent-style-name="Default">
      <style:text-properties fo:color="#ff6600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color="#cc0000" fo:font-weight="bold" style:font-weight-asian="bold" style:font-weight-complex="bold"/>
    </style:style>
    <style:style style:name="ce66" style:family="table-cell" style:parent-style-name="Default">
      <style:text-properties fo:color="#cc0000"/>
    </style:style>
    <style:style style:name="ce67" style:family="table-cell" style:parent-style-name="Default">
      <style:text-properties fo:color="#336633"/>
    </style:style>
    <style:style style:name="ce68" style:family="table-cell" style:parent-style-name="Default">
      <style:text-properties fo:color="#cc0000" style:font-name="Liberation Sans" fo:font-weight="bold" style:font-weight-asian="bold" style:font-weight-complex="bold"/>
    </style:style>
    <style:style style:name="ce69" style:family="table-cell" style:parent-style-name="Default">
      <style:text-properties fo:color="#ff6600" style:font-name="Liberation Sans" fo:font-weight="bold" style:font-weight-asian="bold" style:font-weight-complex="bold"/>
    </style:style>
    <style:style style:name="ce70" style:family="table-cell" style:parent-style-name="Default">
      <style:text-properties fo:color="#cc0000" style:font-name="Liberation Sans" fo:font-weight="normal" style:font-weight-asian="normal" style:font-weight-complex="normal"/>
    </style:style>
    <style:style style:name="ce71" style:family="table-cell" style:parent-style-name="Default">
      <style:text-properties fo:color="#336633" style:font-name="Liberation Sans" fo:font-weight="normal" style:font-weight-asian="normal" style:font-weight-complex="normal"/>
    </style:style>
    <style:style style:name="ce72" style:family="table-cell" style:parent-style-name="Default">
      <style:text-properties fo:color="#cc0000" style:font-name="Liberation Sans"/>
    </style:style>
    <style:style style:name="ce73" style:family="table-cell" style:parent-style-name="Default">
      <style:text-properties fo:color="#3333ff" style:font-name="Liberation Sans"/>
    </style:style>
    <style:style style:name="ce74" style:family="table-cell" style:parent-style-name="Default">
      <style:text-properties fo:color="#336633" style:font-name="Liberation Sans"/>
    </style:style>
    <style:style style:name="ce75" style:family="table-cell" style:parent-style-name="Default">
      <style:text-properties fo:color="#ff6600"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setsorszá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ljes_sorrend</text:p>
          </table:table-cell>
          <table:table-cell office:value-type="float" office:value="199002471" calcext:value-type="float">
            <text:p>199002471</text:p>
          </table:table-cell>
          <table:table-cell office:value-type="float" office:value="199004871" calcext:value-type="float">
            <text:p>199004871</text:p>
          </table:table-cell>
          <table:table-cell office:value-type="float" office:value="199009238" calcext:value-type="float">
            <text:p>199009238</text:p>
          </table:table-cell>
          <table:table-cell office:value-type="float" office:value="199011588" calcext:value-type="float">
            <text:p>199011588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redeti_sorrend</text:p>
          </table:table-cell>
          <table:table-cell office:value-type="float" office:value="2471" calcext:value-type="float">
            <text:p>2471</text:p>
          </table:table-cell>
          <table:table-cell office:value-type="float" office:value="4871" calcext:value-type="float">
            <text:p>4871</text:p>
          </table:table-cell>
          <table:table-cell office:value-type="float" office:value="9238" calcext:value-type="float">
            <text:p>9238</text:p>
          </table:table-cell>
          <table:table-cell office:value-type="float" office:value="11588" calcext:value-type="float">
            <text:p>1158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özútszáma</text:p>
          </table:table-cell>
          <table:table-cell office:value-type="float" office:value="73" calcext:value-type="float">
            <text:p>73</text:p>
          </table:table-cell>
          <table:table-cell office:value-type="float" office:value="21152" calcext:value-type="float">
            <text:p>21152</text:p>
          </table:table-cell>
          <table:table-cell office:value-type="float" office:value="5408" calcext:value-type="float">
            <text:p>5408</text:p>
          </table:table-cell>
          <table:table-cell office:value-type="float" office:value="94000" calcext:value-type="float">
            <text:p>9400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ilomét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éter</text:p>
          </table:table-cell>
          <table:table-cell office:value-type="float" office:value="272" calcext:value-type="float">
            <text:p>272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</text:p>
          </table:table-cell>
          <table:table-cell table:number-columns-repeated="4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ó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eépíté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alakz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rmésze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imenet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típ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@2002előttitípus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egnevezés</text:p>
          </table:table-cell>
          <table:table-cell office:value-type="string" calcext:value-type="string">
            <text:p>VESZPREM MEGYE TERULETRE NEM BONTHATO ADATAI</text:p>
          </table:table-cell>
          <table:table-cell office:value-type="string" calcext:value-type="string">
            <text:p>NOGRAD MEGYE TERULETRE NEM BONTHATO ADATAI</text:p>
          </table:table-cell>
          <table:table-cell office:value-type="string" calcext:value-type="string">
            <text:p>BORDANY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KOD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NEV</text:p>
          </table:table-cell>
          <table:table-cell office:value-type="string" calcext:value-type="string">
            <text:p>VeszprÚm</text:p>
          </table:table-cell>
          <table:table-cell office:value-type="string" calcext:value-type="string">
            <text:p>Erd§tarcsa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</text:p>
          </table:table-cell>
          <table:table-cell table:number-columns-repeated="4" office:value-type="float" office:value="199001" calcext:value-type="float">
            <text:p>19900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ÓRA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</text:p>
          </table:table-cell>
          <table:table-cell table:number-columns-repeated="4" office:value-type="float" office:value="19900101" calcext:value-type="float">
            <text:p>1990010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ÓRA</text:p>
          </table:table-cell>
          <table:table-cell table:number-columns-repeated="4"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ÓRA</text:p>
          </table:table-cell>
          <table:table-cell table:number-columns-repeated="4" office:value-type="float" office:value="1990010100" calcext:value-type="float">
            <text:p>199001010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HAVISORSZÁM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RÖVIDÍTETTNEVE</text:p>
          </table:table-cell>
          <table:table-cell table:number-columns-repeated="4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ÉVISORSZÁM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NÉV</text:p>
          </table:table-cell>
          <table:table-cell table:number-columns-repeated="4" office:value-type="string" calcext:value-type="string">
            <text:p>1990 január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KÓD</text:p>
          </table:table-cell>
          <table:table-cell table:number-columns-repeated="4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KÓD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ÉV</text:p>
          </table:table-cell>
          <table:table-cell table:number-columns-repeated="4" office:value-type="string" calcext:value-type="string">
            <text:p>Hétfő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NÉV</text:p>
          </table:table-cell>
          <table:table-cell table:number-columns-repeated="4" office:value-type="string" calcext:value-type="string">
            <text:p>Munkaszüneti nap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KÓD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KÓD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NÉV</text:p>
          </table:table-cell>
          <table:table-cell table:number-columns-repeated="4" office:value-type="string" calcext:value-type="string">
            <text:p>Hétfő Munkaszüneti nap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időszámítás1h</text:p>
          </table:table-cell>
          <table:table-cell table:number-columns-repeated="4" office:value-type="string" calcext:value-type="string">
            <text:p>Téli időszámítás 1 h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időszámítás2h</text:p>
          </table:table-cell>
          <table:table-cell table:number-columns-repeated="4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IdőszámításTélivagynyári</text:p>
          </table:table-cell>
          <table:table-cell table:number-columns-repeated="4" office:value-type="string" calcext:value-type="string">
            <text:p>Téli időszámítás 1 h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megnevezése2011január1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Erdőtarcsa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Budapest XV. kerüle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NEVE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ERDŐTARCSA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BUDAPEST <text:s text:c="16"/>15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AREA</text:p>
          </table:table-cell>
          <table:table-cell office:value-type="float" office:value="126902558.788" calcext:value-type="float">
            <text:p>126902558,788</text:p>
          </table:table-cell>
          <table:table-cell office:value-type="float" office:value="15032036.9394" calcext:value-type="float">
            <text:p>15032036,9394</text:p>
          </table:table-cell>
          <table:table-cell office:value-type="float" office:value="36484568.1311" calcext:value-type="float">
            <text:p>36484568,1311</text:p>
          </table:table-cell>
          <table:table-cell office:value-type="float" office:value="26944077.48118" calcext:value-type="float">
            <text:p>26944077,4811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ORIG_FID</text:p>
          </table:table-cell>
          <table:table-cell office:value-type="float" office:value="2880" calcext:value-type="float">
            <text:p>2880</text:p>
          </table:table-cell>
          <table:table-cell office:value-type="float" office:value="1592" calcext:value-type="float">
            <text:p>1592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X</text:p>
          </table:table-cell>
          <table:table-cell office:value-type="float" office:value="198781.158864" calcext:value-type="float">
            <text:p>198781,158864</text:p>
          </table:table-cell>
          <table:table-cell office:value-type="float" office:value="267147.214672" calcext:value-type="float">
            <text:p>267147,214672</text:p>
          </table:table-cell>
          <table:table-cell office:value-type="float" office:value="108353.716021" calcext:value-type="float">
            <text:p>108353,716021</text:p>
          </table:table-cell>
          <table:table-cell office:value-type="float" office:value="656581" calcext:value-type="float">
            <text:p>65658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Y</text:p>
          </table:table-cell>
          <table:table-cell office:value-type="float" office:value="564135.32797" calcext:value-type="float">
            <text:p>564135,32797</text:p>
          </table:table-cell>
          <table:table-cell office:value-type="float" office:value="688929.488625" calcext:value-type="float">
            <text:p>688929,488625</text:p>
          </table:table-cell>
          <table:table-cell office:value-type="float" office:value="717327.783096" calcext:value-type="float">
            <text:p>717327,783096</text:p>
          </table:table-cell>
          <table:table-cell office:value-type="float" office:value="246907" calcext:value-type="float">
            <text:p>246907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1</text:p>
          </table:table-cell>
          <table:table-cell office:value-type="float" office:value="47.1278371487" calcext:value-type="float">
            <text:p>47,1278371487</text:p>
          </table:table-cell>
          <table:table-cell office:value-type="float" office:value="47.7472127725" calcext:value-type="float">
            <text:p>47,7472127725</text:p>
          </table:table-cell>
          <table:table-cell office:value-type="float" office:value="46.3165678189" calcext:value-type="float">
            <text:p>46,3165678189</text:p>
          </table:table-cell>
          <table:table-cell office:value-type="float" office:value="47.5662947178" calcext:value-type="float">
            <text:p>47,566294717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2</text:p>
          </table:table-cell>
          <table:table-cell office:value-type="float" office:value="17.9167880967" calcext:value-type="float">
            <text:p>17,9167880967</text:p>
          </table:table-cell>
          <table:table-cell office:value-type="float" office:value="19.5677154813" calcext:value-type="float">
            <text:p>19,5677154813</text:p>
          </table:table-cell>
          <table:table-cell office:value-type="float" office:value="19.9227125857" calcext:value-type="float">
            <text:p>19,9227125857</text:p>
          </table:table-cell>
          <table:table-cell office:value-type="float" office:value="19.1360313477" calcext:value-type="float">
            <text:p>19,136031347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Kó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NÉV</text:p>
          </table:table-cell>
          <table:table-cell office:value-type="string" calcext:value-type="string">
            <text:p>megyeszékhely. megyei jogú város</text:p>
          </table:table-cell>
          <table:table-cell table:number-columns-repeated="2" office:value-type="string" calcext:value-type="string">
            <text:p>község</text:p>
          </table:table-cell>
          <table:table-cell office:value-type="string" calcext:value-type="string">
            <text:p>fővárosi kerüle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KÓ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NÉV</text:p>
          </table:table-cell>
          <table:table-cell office:value-type="string" calcext:value-type="string">
            <text:p>Közép-Dunántúl</text:p>
          </table:table-cell>
          <table:table-cell office:value-type="string" calcext:value-type="string">
            <text:p>Észak-Magyarország</text:p>
          </table:table-cell>
          <table:table-cell office:value-type="string" calcext:value-type="string">
            <text:p>Dél-Alföld</text:p>
          </table:table-cell>
          <table:table-cell office:value-type="string" calcext:value-type="string">
            <text:p>Közép-Magyarország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KOD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NEV2011január1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Nógrád</text:p>
          </table:table-cell>
          <table:table-cell office:value-type="string" calcext:value-type="string">
            <text:p>Csongrád</text:p>
          </table:table-cell>
          <table:table-cell office:value-type="string" calcext:value-type="string">
            <text:p>Budapes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</text:p>
          </table:table-cell>
          <table:table-cell office:value-type="float" office:value="4908" calcext:value-type="float">
            <text:p>4908</text:p>
          </table:table-cell>
          <table:table-cell office:value-type="float" office:value="4203" calcext:value-type="float">
            <text:p>4203</text:p>
          </table:table-cell>
          <table:table-cell office:value-type="float" office:value="3606" calcext:value-type="float">
            <text:p>3606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2Újkistérség2004</text:p>
          </table:table-cell>
          <table:table-cell office:value-type="float" office:value="4908" calcext:value-type="float">
            <text:p>4908</text:p>
          </table:table-cell>
          <table:table-cell office:value-type="float" office:value="4203" calcext:value-type="float">
            <text:p>4203</text:p>
          </table:table-cell>
          <table:table-cell office:value-type="float" office:value="3605" calcext:value-type="float">
            <text:p>3605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3Kistérség2007</text:p>
          </table:table-cell>
          <table:table-cell office:value-type="float" office:value="4908" calcext:value-type="float">
            <text:p>4908</text:p>
          </table:table-cell>
          <table:table-cell office:value-type="float" office:value="4203" calcext:value-type="float">
            <text:p>4203</text:p>
          </table:table-cell>
          <table:table-cell office:value-type="float" office:value="3605" calcext:value-type="float">
            <text:p>3605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ÓD2011január1</text:p>
          </table:table-cell>
          <table:table-cell office:value-type="float" office:value="4908" calcext:value-type="float">
            <text:p>4908</text:p>
          </table:table-cell>
          <table:table-cell office:value-type="float" office:value="4203" calcext:value-type="float">
            <text:p>4203</text:p>
          </table:table-cell>
          <table:table-cell office:value-type="float" office:value="3605" calcext:value-type="float">
            <text:p>3605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NÉV2011január1</text:p>
          </table:table-cell>
          <table:table-cell office:value-type="string" calcext:value-type="string">
            <text:p>Veszprémi</text:p>
          </table:table-cell>
          <table:table-cell office:value-type="string" calcext:value-type="string">
            <text:p>Pásztói</text:p>
          </table:table-cell>
          <table:table-cell office:value-type="string" calcext:value-type="string">
            <text:p>Mórahalomi</text:p>
          </table:table-cell>
          <table:table-cell office:value-type="string" calcext:value-type="string">
            <text:p>Budapesti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székhelye2011január1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Pásztó</text:p>
          </table:table-cell>
          <table:table-cell office:value-type="string" calcext:value-type="string">
            <text:p>Mórahalom</text:p>
          </table:table-cell>
          <table:table-cell office:value-type="string" calcext:value-type="string">
            <text:p>Budapes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kód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székhely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ARASNEV</text:p>
          </table:table-cell>
          <table:table-cell office:value-type="string" calcext:value-type="string">
            <text:p>Veszprémi járás</text:p>
          </table:table-cell>
          <table:table-cell office:value-type="string" calcext:value-type="string">
            <text:p>Pásztói járás</text:p>
          </table:table-cell>
          <table:table-cell office:value-type="string" calcext:value-type="string">
            <text:p>Mórahalmi járás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Pásztó</text:p>
          </table:table-cell>
          <table:table-cell office:value-type="string" calcext:value-type="string">
            <text:p>Mórahalom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TAZON</text:p>
          </table:table-cell>
          <table:table-cell office:value-type="float" office:value="1176" calcext:value-type="float">
            <text:p>1176</text:p>
          </table:table-cell>
          <table:table-cell office:value-type="float" office:value="740" calcext:value-type="float">
            <text:p>740</text:p>
          </table:table-cell>
          <table:table-cell office:value-type="float" office:value="434" calcext:value-type="float">
            <text:p>434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kódja2011január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székhelye2011január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Kálló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Budapes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rülethektár2011január1</text:p>
          </table:table-cell>
          <table:table-cell office:value-type="float" office:value="12690" calcext:value-type="float">
            <text:p>12690</text:p>
          </table:table-cell>
          <table:table-cell office:value-type="float" office:value="1507" calcext:value-type="float">
            <text:p>1507</text:p>
          </table:table-cell>
          <table:table-cell office:value-type="float" office:value="3648" calcext:value-type="float">
            <text:p>3648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ónépesség2011január1</text:p>
          </table:table-cell>
          <table:table-cell office:value-type="float" office:value="64339" calcext:value-type="float">
            <text:p>64339</text:p>
          </table:table-cell>
          <table:table-cell office:value-type="float" office:value="508" calcext:value-type="float">
            <text:p>508</text:p>
          </table:table-cell>
          <table:table-cell office:value-type="float" office:value="3277" calcext:value-type="float">
            <text:p>3277</text:p>
          </table:table-cell>
          <table:table-cell office:value-type="float" office:value="79944" calcext:value-type="float">
            <text:p>7994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ásokszáma2011január1</text:p>
          </table:table-cell>
          <table:table-cell office:value-type="float" office:value="26246" calcext:value-type="float">
            <text:p>26246</text:p>
          </table:table-cell>
          <table:table-cell office:value-type="float" office:value="248" calcext:value-type="float">
            <text:p>248</text:p>
          </table:table-cell>
          <table:table-cell office:value-type="float" office:value="1438" calcext:value-type="float">
            <text:p>1438</text:p>
          </table:table-cell>
          <table:table-cell office:value-type="float" office:value="38341" calcext:value-type="float">
            <text:p>3834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EP20120101</text:p>
          </table:table-cell>
          <table:table-cell office:value-type="float" office:value="57917" calcext:value-type="float">
            <text:p>57917</text:p>
          </table:table-cell>
          <table:table-cell office:value-type="float" office:value="571" calcext:value-type="float">
            <text:p>571</text:p>
          </table:table-cell>
          <table:table-cell office:value-type="float" office:value="3251" calcext:value-type="float">
            <text:p>3251</text:p>
          </table:table-cell>
          <table:table-cell office:value-type="float" office:value="80872" calcext:value-type="float">
            <text:p>8087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O20120101</text:p>
          </table:table-cell>
          <table:table-cell office:value-type="float" office:value="30496" calcext:value-type="float">
            <text:p>30496</text:p>
          </table:table-cell>
          <table:table-cell office:value-type="float" office:value="295" calcext:value-type="float">
            <text:p>295</text:p>
          </table:table-cell>
          <table:table-cell office:value-type="float" office:value="1638" calcext:value-type="float">
            <text:p>1638</text:p>
          </table:table-cell>
          <table:table-cell office:value-type="float" office:value="43331" calcext:value-type="float">
            <text:p>433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FI20120101</text:p>
          </table:table-cell>
          <table:table-cell office:value-type="float" office:value="27421" calcext:value-type="float">
            <text:p>27421</text:p>
          </table:table-cell>
          <table:table-cell office:value-type="float" office:value="276" calcext:value-type="float">
            <text:p>276</text:p>
          </table:table-cell>
          <table:table-cell office:value-type="float" office:value="1613" calcext:value-type="float">
            <text:p>1613</text:p>
          </table:table-cell>
          <table:table-cell office:value-type="float" office:value="37541" calcext:value-type="float">
            <text:p>3754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omerációkódja</text:p>
          </table:table-cell>
          <table:table-cell office:value-type="string" calcext:value-type="string">
            <text:p>313 1</text:p>
          </table:table-cell>
          <table:table-cell table:number-columns-repeated="2" office:value-type="string" calcext:value-type="string">
            <text:p>999 9</text:p>
          </table:table-cell>
          <table:table-cell office:value-type="string" calcext:value-type="string">
            <text:p>000 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12_KOD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3_KO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99AzagglomerációtípusátazonosítópozícióT99200308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0AzagglomerációT10020030801től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1Azagglomerációnbelülibesorolá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0KÖRJEGYZŐSÉGKÓDJ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1KÖRJEGYZŐSÉGSZÉKHELYÉNEKKÓDJAMT41B</text:p>
          </table:table-cell>
          <table:table-cell office:value-type="float" office:value="1176" calcext:value-type="float">
            <text:p>1176</text:p>
          </table:table-cell>
          <table:table-cell office:value-type="float" office:value="864" calcext:value-type="float">
            <text:p>864</text:p>
          </table:table-cell>
          <table:table-cell office:value-type="float" office:value="819" calcext:value-type="float">
            <text:p>819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zőgazdaságitájkörzetkódja</text:p>
          </table:table-cell>
          <table:table-cell office:value-type="float" office:value="612" calcext:value-type="float">
            <text:p>612</text:p>
          </table:table-cell>
          <table:table-cell office:value-type="float" office:value="133" calcext:value-type="float">
            <text:p>133</text:p>
          </table:table-cell>
          <table:table-cell office:value-type="float" office:value="461" calcext:value-type="float">
            <text:p>46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orvidékkódja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Idegenforgalmirégiókódj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Üdülőkörzetikód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év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Erdőtarcsa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B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_A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03MegyeBPÖSSZ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TAZON</text:p>
          </table:table-cell>
          <table:table-cell office:value-type="float" office:value="1176" calcext:value-type="float">
            <text:p>1176</text:p>
          </table:table-cell>
          <table:table-cell office:value-type="float" office:value="740" calcext:value-type="float">
            <text:p>740</text:p>
          </table:table-cell>
          <table:table-cell office:value-type="float" office:value="434" calcext:value-type="float">
            <text:p>434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NEVE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Pásztó</text:p>
          </table:table-cell>
          <table:table-cell office:value-type="string" calcext:value-type="string">
            <text:p>Mórahalom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kód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székhely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ARASNEV</text:p>
          </table:table-cell>
          <table:table-cell office:value-type="string" calcext:value-type="string">
            <text:p>Veszprémi járás</text:p>
          </table:table-cell>
          <table:table-cell office:value-type="string" calcext:value-type="string">
            <text:p>Pásztói járás</text:p>
          </table:table-cell>
          <table:table-cell office:value-type="string" calcext:value-type="string">
            <text:p>Mórahalmi járás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AREA</text:p>
          </table:table-cell>
          <table:table-cell office:value-type="float" office:value="126902558.788" calcext:value-type="float">
            <text:p>126902558,788</text:p>
          </table:table-cell>
          <table:table-cell office:value-type="float" office:value="72593540.4038" calcext:value-type="float">
            <text:p>72593540,4038</text:p>
          </table:table-cell>
          <table:table-cell office:value-type="float" office:value="83094177.4296" calcext:value-type="float">
            <text:p>83094177,4296</text:p>
          </table:table-cell>
          <table:table-cell office:value-type="float" office:value="26944077.48118" calcext:value-type="float">
            <text:p>26944077,4811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ORIG_FID</text:p>
          </table:table-cell>
          <table:table-cell office:value-type="float" office:value="2880" calcext:value-type="float">
            <text:p>2880</text:p>
          </table:table-cell>
          <table:table-cell office:value-type="float" office:value="1657" calcext:value-type="float">
            <text:p>1657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X</text:p>
          </table:table-cell>
          <table:table-cell office:value-type="float" office:value="198781.158864" calcext:value-type="float">
            <text:p>198781,158864</text:p>
          </table:table-cell>
          <table:table-cell office:value-type="float" office:value="284554.980921" calcext:value-type="float">
            <text:p>284554,980921</text:p>
          </table:table-cell>
          <table:table-cell office:value-type="float" office:value="96428.795628" calcext:value-type="float">
            <text:p>96428,795628</text:p>
          </table:table-cell>
          <table:table-cell office:value-type="float" office:value="656581" calcext:value-type="float">
            <text:p>65658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Y</text:p>
          </table:table-cell>
          <table:table-cell office:value-type="float" office:value="564135.32797" calcext:value-type="float">
            <text:p>564135,32797</text:p>
          </table:table-cell>
          <table:table-cell office:value-type="float" office:value="697763.865125" calcext:value-type="float">
            <text:p>697763,865125</text:p>
          </table:table-cell>
          <table:table-cell office:value-type="float" office:value="717887.450875" calcext:value-type="float">
            <text:p>717887,450875</text:p>
          </table:table-cell>
          <table:table-cell office:value-type="float" office:value="246907" calcext:value-type="float">
            <text:p>246907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1</text:p>
          </table:table-cell>
          <table:table-cell office:value-type="float" office:value="47.1278371487" calcext:value-type="float">
            <text:p>47,1278371487</text:p>
          </table:table-cell>
          <table:table-cell office:value-type="float" office:value="47.9031822553" calcext:value-type="float">
            <text:p>47,9031822553</text:p>
          </table:table-cell>
          <table:table-cell office:value-type="float" office:value="46.2092430223" calcext:value-type="float">
            <text:p>46,2092430223</text:p>
          </table:table-cell>
          <table:table-cell office:value-type="float" office:value="47.5662947178" calcext:value-type="float">
            <text:p>47,566294717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2</text:p>
          </table:table-cell>
          <table:table-cell office:value-type="float" office:value="17.9167880967" calcext:value-type="float">
            <text:p>17,9167880967</text:p>
          </table:table-cell>
          <table:table-cell office:value-type="float" office:value="19.6874190885" calcext:value-type="float">
            <text:p>19,6874190885</text:p>
          </table:table-cell>
          <table:table-cell office:value-type="float" office:value="19.9282357136" calcext:value-type="float">
            <text:p>19,9282357136</text:p>
          </table:table-cell>
          <table:table-cell office:value-type="float" office:value="19.1360313477" calcext:value-type="float">
            <text:p>19,1360313477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YÁRI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APSZAK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NAPSZA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SZAK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ALESETSZÁM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entől met adatok talán..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MET</text:p>
          </table:table-cell>
          <table:table-cell table:number-columns-repeated="4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ME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ME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ÓRAME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JÉVHÓNAPNAPÓRAMET</text:p>
          </table:table-cell>
          <table:table-cell table:number-columns-repeated="4" office:value-type="float" office:value="1990010101" calcext:value-type="float">
            <text:p>199001010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ALESETEKSZÁM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HALÁLOSBALES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ÚLYOSBALE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ÖNNYŰBALES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lakottterület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lakottterületenkívü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gyenesútvo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kanyaru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kanyarulato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bukkanó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kereszteződé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gyébútszakas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zembehaladójárműve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azonosiránybahaladójárműve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eresztezőjárműve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vasútiésközútijárműütközés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enesenhaladóéskanyarodójárművekütközés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állójárműnekütközé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zilárdtárgynakütközésútpályá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megcsúszásfarolásfelborulásútpály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pályaelhagyásszilárdtárgynakütközésnélkü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pályaelhagyásszilárdtárgynakütközésútpályánkívü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gyalogoselütés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utasokbaleset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ütközésvadonélőállatt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ütközésháziállatt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ébtermészetűbalese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</text:p>
          </table:table-cell>
          <table:table-cell table:number-columns-repeated="4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</text:p>
          </table:table-cell>
          <table:table-cell table:number-columns-repeated="4"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</text:p>
          </table:table-cell>
          <table:table-cell table:number-columns-repeated="4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összfelhőzet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jellemzőcsapadékalakkó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KBP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</text:p>
          </table:table-cell>
          <table:table-cell table:number-columns-repeated="4" office:value-type="float" office:value="-2.9" calcext:value-type="float">
            <text:p>-2,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</text:p>
          </table:table-cell>
          <table:table-cell table:number-columns-repeated="4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</text:p>
          </table:table-cell>
          <table:table-cell table:number-columns-repeated="4" office:value-type="float" office:value="1015.3" calcext:value-type="float">
            <text:p>1015,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</text:p>
          </table:table-cell>
          <table:table-cell table:number-columns-repeated="4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összfelhőzet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jellemzőcsapadékalakkó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KDEB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</text:p>
          </table:table-cell>
          <table:table-cell table:number-columns-repeated="4" office:value-type="float" office:value="-1.2" calcext:value-type="float">
            <text:p>-1,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</text:p>
          </table:table-cell>
          <table:table-cell table:number-columns-repeated="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</text:p>
          </table:table-cell>
          <table:table-cell table:number-columns-repeated="4" office:value-type="float" office:value="1000.2" calcext:value-type="float">
            <text:p>1000,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</text:p>
          </table:table-cell>
          <table:table-cell table:number-columns-repeated="4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összfelhőzet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jellemzőcsapadékalakkó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KPÉCS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</text:p>
          </table:table-cell>
          <table:table-cell table:number-columns-repeated="4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</text:p>
          </table:table-cell>
          <table:table-cell table:number-columns-repeated="4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</text:p>
          </table:table-cell>
          <table:table-cell table:number-columns-repeated="4" office:value-type="float" office:value="1017.4" calcext:value-type="float">
            <text:p>1017,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</text:p>
          </table:table-cell>
          <table:table-cell table:number-columns-repeated="4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összfelhőzet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jellemzőcsapadékalakkó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KSZEGED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</text:p>
          </table:table-cell>
          <table:table-cell table:number-columns-repeated="4" office:value-type="float" office:value="-1.9" calcext:value-type="float">
            <text:p>-1,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</text:p>
          </table:table-cell>
          <table:table-cell table:number-columns-repeated="4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</text:p>
          </table:table-cell>
          <table:table-cell table:number-columns-repeated="4" office:value-type="float" office:value="998.6" calcext:value-type="float">
            <text:p>998,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</text:p>
          </table:table-cell>
          <table:table-cell table:number-columns-repeated="4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összfelhőzet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jellemzőcsapadékalakkód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KSZOMBATH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</text:p>
          </table:table-cell>
          <table:table-cell table:number-columns-repeated="4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</text:p>
          </table:table-cell>
          <table:table-cell table:number-columns-repeated="4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RÁSHÖM</text:p>
          </table:table-cell>
          <table:table-cell table:number-columns-repeated="4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HÖMVÁ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épka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filter_$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épDunántú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yugatDunántú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DélDunántú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ÉszakMagyarorszá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ÉszakAlföl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épMagyarorszá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DélAlfö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udap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arany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ácsKisku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éké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orsodAbaújZemplé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Csongrá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ejé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GyőrMosonSopr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ajdúBiha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v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omáromEsztergo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ógrá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Pe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omog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zabolcsSzatmárBer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szNagykunSzolno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oln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a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eszpré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Zal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ővár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székhel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áro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agyközsé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sé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zázezeréstöbb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venésszá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armincésötv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uszésharmin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izéshus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ésti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áromésö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ettőésháro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egyéskettő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százésez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százalat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ÖSZEVONTNAPSZAK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SZAK</text:p>
          </table:table-cell>
          <table:table-cell table:number-columns-repeated="4" office:value-type="float" office:value="19901" calcext:value-type="float">
            <text:p>1990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ÖSSZNAPSZAK</text:p>
          </table:table-cell>
          <table:table-cell table:number-columns-repeated="4" office:value-type="float" office:value="199001011" calcext:value-type="float">
            <text:p>19900101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ÉVISORSZÁMA</text:p>
          </table:table-cell>
          <table:table-cell table:number-columns-repeated="4" office:value-type="float" office:value="1990001" calcext:value-type="float">
            <text:p>1990001</text:p>
          </table:table-cell>
        </table:table-row>
      </table:table>
      <table:table table:name="Sheet2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ce3"/>
        <table:table-column table:style-name="co11" table:default-cell-style-name="ce7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ternative type</text:p>
          </table:table-cell>
          <table:table-cell table:style-name="ce1"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beépíté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lakott területen kívü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útalakz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egyenes útvona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termész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megcsúszás, farolás, felborulás az útpályán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imenet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súlyo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típ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BALESETSZÁMA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BALESETEKSZÁMA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string" calcext:value-type="string">
            <text:p>balesetek szám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HALÁLOSBALESET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nem halálos balesetek száma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ÚLYOSBALESET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string" calcext:value-type="string">
            <text:p>súlyos balesetek szám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ÖNNYŰBALESET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nem könnyű balesetek száma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lakottterületen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lakottterületenkívül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lakott területen kívü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enesútvonal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string" calcext:value-type="string">
            <text:p>egyenes útvona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útkanyarulat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útkanyarulatok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bukkanó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útkereszteződés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ébútszakasz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zembehaladójárművek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azonosiránybahaladójárművek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eresztezőjárművek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vasútiésközútijárműütközése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enesenhaladóéskanyarodójárművekütközése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állójárműnekütközés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zilárdtárgynakütközésútpályán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megcsúszásfarolásfelborulásútpályán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string" calcext:value-type="string">
            <text:p>megcsúszás, farolás, felborulás az útpályá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pályaelhagyásszilárdtárgynakütközésnélkül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pályaelhagyásszilárdtárgynakütközésútpályánkívül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gyalogoselütése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utasokbalesete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ütközésvadonélőállattal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ütközésháziállattal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ébtermészetűbaleset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1990" calcext:value-type="float">
            <text:p>19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ó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1" calcext:value-type="float">
            <text:p>199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ÓR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101" calcext:value-type="float">
            <text:p>19900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Ó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100" calcext:value-type="float">
            <text:p>10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ÓR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10100" calcext:value-type="float">
            <text:p>1990010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HAVISORSZÁM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RÖVIDÍTETTNE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ÉVISORSZÁM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NÉV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1990-01-01" calcext:value-type="date">
            <text:p>1990-01-01</text:p>
          </table:table-cell>
          <table:table-cell table:style-name="ce8" office:value-type="date" office:date-value="1990-01-01" calcext:value-type="date">
            <text:p>1990-01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KÓ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KÓ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étfő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ÉV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étfő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NÉ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string" calcext:value-type="string">
            <text:p>Munkaszüneti n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KÓ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nkaszüneti nap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KÓ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étfő Munkaszüneti nap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NÉV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étfő Munkaszüneti n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időszámítás1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éli időszámítás 1 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időszámítás2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IdőszámításTélivagynyár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éli időszámítás 1 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YÁRI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string" calcext:value-type="string">
            <text:p>TÉLI IDŐSZÁMÍTÁ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APSZAK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NAPSZAK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SZAK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TÉLI 1- 6 ÓR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MET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number-columns-repeated="2" office:value-type="float" office:value="1990" calcext:value-type="float">
            <text:p>19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MET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ME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ÓRAMET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JÉVHÓNAPNAPÓRAMET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table:number-columns-repeated="2" office:value-type="float" office:value="1990010101" calcext:value-type="float">
            <text:p>1990010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ÖSZEVONTNAPSZAK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office:value-type="string" calcext:value-type="string">
            <text:p>REGGE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SZAK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number-columns-repeated="2" office:value-type="float" office:value="19901" calcext:value-type="float">
            <text:p>199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ÖSSZNAPSZAK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table:number-columns-repeated="2" office:value-type="float" office:value="199001011" calcext:value-type="float">
            <text:p>1990010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ÉVISORSZÁMA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table:number-columns-repeated="2" office:value-type="float" office:value="1990001" calcext:value-type="float">
            <text:p>199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setsorszá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ljes_sorr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2471" calcext:value-type="float">
            <text:p>1990024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redeti_sorr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table:number-columns-repeated="2" office:value-type="float" office:value="2471" calcext:value-type="float">
            <text:p>24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@2002előttitíp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</text:p>
          </table:table-cell>
          <table:table-cell table:style-name="ce2" office:value-type="string" calcext:value-type="string">
            <text:p>thafuck</text:p>
          </table:table-cell>
          <table:table-cell/>
          <table:table-cell table:number-columns-repeated="2" office:value-type="float" office:value="901" calcext:value-type="float">
            <text:p>9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özútszá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ilomé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é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272" calcext:value-type="float">
            <text:p>2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egnevezé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string" calcext:value-type="string">
            <text:p>VESZPREM MEGYE TERULETRE NEM BONTHATO ADAT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KO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NE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string" calcext:value-type="string">
            <text:p>VeszprÚ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ARE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26902558.788" calcext:value-type="float">
            <text:p>126902558,7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ORIG_FI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2880" calcext:value-type="float">
            <text:p>2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X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98781.158864" calcext:value-type="float">
            <text:p>198781,1588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564135.32797" calcext:value-type="float">
            <text:p>564135,32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47.1278371487" calcext:value-type="float">
            <text:p>47,12783714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7.9167880967" calcext:value-type="float">
            <text:p>17,91678809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AREA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number-columns-repeated="2" office:value-type="float" office:value="126902558.788" calcext:value-type="float">
            <text:p>126902558,7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ORIG_FID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number-columns-repeated="2" office:value-type="float" office:value="2880" calcext:value-type="float">
            <text:p>2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X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table:number-columns-repeated="2" office:value-type="float" office:value="198781.158864" calcext:value-type="float">
            <text:p>198781,1588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Y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number-columns-repeated="2" office:value-type="float" office:value="564135.32797" calcext:value-type="float">
            <text:p>564135,32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1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number-columns-repeated="2" office:value-type="float" office:value="47.1278371487" calcext:value-type="float">
            <text:p>47,12783714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2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table:number-columns-repeated="2" office:value-type="float" office:value="17.9167880967" calcext:value-type="float">
            <text:p>17,91678809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hőmérséklet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irány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sebesség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műszerszintilégnyomás</text:p>
          </table:table-cell>
          <table:table-cell office:value-type="float" office:value="153" calcext:value-type="float">
            <text:p>15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relatívnedvesség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összfelhőzet</text:p>
          </table:table-cell>
          <table:table-cell office:value-type="float" office:value="155" calcext:value-type="float">
            <text:p>15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jellemzőcsapadékalakkód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vonatkozásiideje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number-columns-repeated="2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number-columns-repeated="2" office:value-type="float" office:value="1010.2" calcext:value-type="float">
            <text:p>1010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table:number-columns-repeated="2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összfelhőzet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szeg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jellemzőcsapadékalakkód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KBPvonatkozásiideje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ÓRÁNKÉNTIVÁLTOZÁS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ÓRÁNKÉNTIVÁLTOZÁS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ÓRÁNKÉNTIVÁLTOZÁS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ÓRÁNKÉNTIVÁLTOZÁS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ÓRÁNKÉNTIVÁLTOZÁS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hőmérséklet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irány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sebesség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műszerszintilégnyomás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relatívnedvesség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összfelhőzet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jellemzőcsapadékalakkód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vonatkozásiideje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number-columns-repeated="2" office:value-type="float" office:value="-2.9" calcext:value-type="float">
            <text:p>-2,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table:number-columns-repeated="2" office:value-type="float" office:value="270" calcext:value-type="float">
            <text:p>2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number-columns-repeated="2" office:value-type="float" office:value="1015.3" calcext:value-type="float">
            <text:p>1015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table:number-columns-repeated="2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összfelhőzet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szeg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jellemzőcsapadékalakkód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KDEBvonatkozásiideje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ÓRÁNKÉNTIVÁLTOZÁS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ÓRÁNKÉNTIVÁLTOZÁS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ÓRÁNKÉNTIVÁLTOZÁS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ÓRÁNKÉNTIVÁLTOZÁS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ÓRÁNKÉNTIVÁLTOZÁS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hőmérséklet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irány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sebesség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műszerszintilégnyomás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relatívnedvesség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összfelhőzet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jellemzőcsapadékalakkód</text:p>
          </table:table-cell>
          <table:table-cell office:value-type="float" office:value="203" calcext:value-type="float">
            <text:p>20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vonatkozásiideje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table:number-columns-repeated="2" office:value-type="float" office:value="-1.2" calcext:value-type="float">
            <text:p>-1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</text:p>
          </table:table-cell>
          <table:table-cell office:value-type="float" office:value="206" calcext:value-type="float">
            <text:p>206</text:p>
          </table:table-cell>
          <table:table-cell table:number-columns-repeated="3"/>
          <table:table-cell table:number-columns-repeated="2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table:number-columns-repeated="2" office:value-type="float" office:value="1000.2" calcext:value-type="float">
            <text:p>1000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table:number-columns-repeated="2"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összfelhőzet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szeg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jellemzőcsapadékalakkód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KPÉCSvonatkozásiideje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ÓRÁNKÉNTIVÁLTOZÁS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ÓRÁNKÉNTIVÁLTOZÁS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ÓRÁNKÉNTIVÁLTOZÁS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ÓRÁNKÉNTIVÁLTOZÁS</text:p>
          </table:table-cell>
          <table:table-cell office:value-type="float" office:value="217" calcext:value-type="float">
            <text:p>2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ÓRÁNKÉNTIVÁLTOZÁS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hőmérséklet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irány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sebesség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műszerszintilégnyomás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relatívnedvesség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összfelhőzet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jellemzőcsapadékalakkód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vonatkozásiideje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table:number-columns-repeated="2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</text:p>
          </table:table-cell>
          <table:table-cell office:value-type="float" office:value="229" calcext:value-type="float">
            <text:p>229</text:p>
          </table:table-cell>
          <table:table-cell table:number-columns-repeated="3"/>
          <table:table-cell table:number-columns-repeated="2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number-columns-repeated="2" office:value-type="float" office:value="1017.4" calcext:value-type="float">
            <text:p>1017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number-columns-repeated="2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összfelhőzet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szeg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jellemzőcsapadékalakkód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KSZEGEDvonatkozásiideje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ÓRÁNKÉNTIVÁLTOZÁS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ÓRÁNKÉNTIVÁLTOZÁS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ÓRÁNKÉNTIVÁLTOZÁS</text:p>
          </table:table-cell>
          <table:table-cell office:value-type="float" office:value="239" calcext:value-type="float">
            <text:p>2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ÓRÁNKÉNTIVÁLTOZÁS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ÓRÁNKÉNTIVÁLTOZÁS</text:p>
          </table:table-cell>
          <table:table-cell office:value-type="float" office:value="241" calcext:value-type="float">
            <text:p>24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hőmérséklet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irány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sebesség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műszerszintilégnyomás</text:p>
          </table:table-cell>
          <table:table-cell office:value-type="float" office:value="245" calcext:value-type="float">
            <text:p>24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relatívnedvesség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összfelhőzet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jellemzőcsapadékalakkód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vonatkozásiideje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</text:p>
          </table:table-cell>
          <table:table-cell office:value-type="float" office:value="251" calcext:value-type="float">
            <text:p>251</text:p>
          </table:table-cell>
          <table:table-cell table:number-columns-repeated="3"/>
          <table:table-cell table:number-columns-repeated="2" office:value-type="float" office:value="-1.9" calcext:value-type="float">
            <text:p>-1,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table:number-columns-repeated="2" office:value-type="float" office:value="250" calcext:value-type="float">
            <text:p>2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number-columns-repeated="2" office:value-type="float" office:value="998.6" calcext:value-type="float">
            <text:p>998,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number-columns-repeated="2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összfelhőzet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szeg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jellemzőcsapadékalakkód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KSZOMBATHvonatkozásiideje</text:p>
          </table:table-cell>
          <table:table-cell office:value-type="float" office:value="259" calcext:value-type="float">
            <text:p>259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ÓRÁNKÉNTIVÁLTOZÁS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ÓRÁNKÉNTIVÁLTOZÁS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ÓRÁNKÉNTIVÁLTOZÁS</text:p>
          </table:table-cell>
          <table:table-cell office:value-type="float" office:value="262" calcext:value-type="float">
            <text:p>26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ÓRÁNKÉNTIVÁLTOZÁS</text:p>
          </table:table-cell>
          <table:table-cell office:value-type="float" office:value="263" calcext:value-type="float">
            <text:p>2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ÓRÁNKÉNTIVÁLTOZÁS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table:number-columns-repeated="2" office:value-type="float" office:value="-0.2" calcext:value-type="float">
            <text:p>-0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változás</text:p>
          </table:table-cell>
          <table:table-cell office:value-type="float" office:value="266" calcext:value-type="float">
            <text:p>2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table:number-columns-repeated="2" office:value-type="float" office:value="-0.2" calcext:value-type="float">
            <text:p>-0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változás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RÁSHÖM</text:p>
          </table:table-cell>
          <table:table-cell office:value-type="float" office:value="269" calcext:value-type="float">
            <text:p>269</text:p>
          </table:table-cell>
          <table:table-cell table:number-columns-repeated="3"/>
          <table:table-cell table:number-columns-repeated="2" office:value-type="float" office:value="-0.2" calcext:value-type="float">
            <text:p>-0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HÖMVÁLT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megnevezése2011január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NEV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Kód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megyei jogú váro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NÉV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number-columns-repeated="2" office:value-type="string" calcext:value-type="string">
            <text:p>megyeszékhely, megyei jogú vár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KÓD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özép-Dunántú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NÉV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2" office:value-type="string" calcext:value-type="string">
            <text:p>Közép-Dunántú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KOD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Veszprém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NEV2011január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2Újkistérség200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3Kistérség2007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ÓD2011január1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NÉV2011január1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string" calcext:value-type="string">
            <text:p>Veszprém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székhelye2011január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kód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number-columns-repeated="2"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székhely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ARASNEV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number-columns-repeated="2" office:value-type="string" calcext:value-type="string">
            <text:p>Veszprémi járá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TAZON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kódja2011január1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önálló polgármesteri hivatalt működtető önkormányza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székhelye2011január1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number-columns-repeated="2" office:value-type="string" calcext:value-type="string">
            <text:p>–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rülethektár2011január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number-columns-repeated="2" office:value-type="float" office:value="12690" calcext:value-type="float">
            <text:p>126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ónépesség2011január1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number-columns-repeated="2" office:value-type="float" office:value="64339" calcext:value-type="float">
            <text:p>643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ásokszáma2011január1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number-columns-repeated="2" office:value-type="float" office:value="26246" calcext:value-type="float">
            <text:p>262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EP20120101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number-columns-repeated="2" office:value-type="float" office:value="57917" calcext:value-type="float">
            <text:p>579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O20120101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number-columns-repeated="2" office:value-type="float" office:value="30496" calcext:value-type="float">
            <text:p>304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FI20120101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number-columns-repeated="2" office:value-type="float" office:value="27421" calcext:value-type="float">
            <text:p>274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omerációkódja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number-columns-repeated="2" office:value-type="string" calcext:value-type="string">
            <text:p>313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12_KOD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number-columns-repeated="2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3_KOD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99AzagglomerációtípusátazonosítópozícióT992003080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0AzagglomerációT10020030801től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number-columns-repeated="2" office:value-type="float" office:value="313" calcext:value-type="float">
            <text:p>3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1Azagglomerációnbelülibesorolás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0KÖRJEGYZŐSÉGKÓDJA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1KÖRJEGYZŐSÉGSZÉKHELYÉNEKKÓDJAMT41B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zőgazdaságitájkörzetkódja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2" office:value-type="float" office:value="612" calcext:value-type="float">
            <text:p>6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orvidékkódja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number-columns-repeated="2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Idegenforgalmirégiókódja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Üdülőkörzetikód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number-columns-repeated="2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év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KER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KER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KER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KER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K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KER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B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ÖSSZ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ÖSSZ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ÖSSZ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ÖSSZ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ÖSSZ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ÖSSZ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_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03MegyeBPÖSSZ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table:number-columns-repeated="2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TAZON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NEVE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kód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number-columns-repeated="2"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székhely1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ARASNEV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table:number-columns-repeated="2" office:value-type="string" calcext:value-type="string">
            <text:p>Veszprémi járá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épkat</text:p>
          </table:table-cell>
          <table:table-cell office:value-type="float" office:value="271" calcext:value-type="float">
            <text:p>271</text:p>
          </table:table-cell>
          <table:table-cell table:number-columns-repeated="3"/>
          <table:table-cell office:value-type="string" calcext:value-type="string">
            <text:p>50 000 - 99 999 lakos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ilter_$</text:p>
          </table:table-cell>
          <table:table-cell office:value-type="float" office:value="272" calcext:value-type="float">
            <text:p>272</text:p>
          </table:table-cell>
          <table:table-cell table:number-columns-repeated="3"/>
          <table:table-cell office:value-type="string" calcext:value-type="string">
            <text:p>Not Selected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épDunántúl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yugatDunántúl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DélDunántúl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ÉszakMagyarország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ÉszakAlföld</text:p>
          </table:table-cell>
          <table:table-cell office:value-type="float" office:value="277" calcext:value-type="float">
            <text:p>27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épMagyarország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DélAlföld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udapest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aranya</text:p>
          </table:table-cell>
          <table:table-cell office:value-type="float" office:value="281" calcext:value-type="float">
            <text:p>28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ácsKiskun</text:p>
          </table:table-cell>
          <table:table-cell office:value-type="float" office:value="282" calcext:value-type="float">
            <text:p>28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ékés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orsodAbaújZemplén</text:p>
          </table:table-cell>
          <table:table-cell office:value-type="float" office:value="284" calcext:value-type="float">
            <text:p>28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Csongrád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ejér</text:p>
          </table:table-cell>
          <table:table-cell office:value-type="float" office:value="286" calcext:value-type="float">
            <text:p>28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GyőrMosonSopron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ajdúBihar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ves</text:p>
          </table:table-cell>
          <table:table-cell office:value-type="float" office:value="289" calcext:value-type="float">
            <text:p>28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omáromEsztergom</text:p>
          </table:table-cell>
          <table:table-cell office:value-type="float" office:value="290" calcext:value-type="float">
            <text:p>29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ógrád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Pest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omogy</text:p>
          </table:table-cell>
          <table:table-cell office:value-type="float" office:value="293" calcext:value-type="float">
            <text:p>29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zabolcsSzatmárBereg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szNagykunSzolnok</text:p>
          </table:table-cell>
          <table:table-cell office:value-type="float" office:value="295" calcext:value-type="float">
            <text:p>29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olna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as</text:p>
          </table:table-cell>
          <table:table-cell office:value-type="float" office:value="297" calcext:value-type="float">
            <text:p>29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eszprém</text:p>
          </table:table-cell>
          <table:table-cell office:value-type="float" office:value="298" calcext:value-type="float">
            <text:p>29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Zala</text:p>
          </table:table-cell>
          <table:table-cell office:value-type="float" office:value="299" calcext:value-type="float">
            <text:p>2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őváros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székhely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áros</text:p>
          </table:table-cell>
          <table:table-cell office:value-type="float" office:value="302" calcext:value-type="float">
            <text:p>3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agyközség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ség</text:p>
          </table:table-cell>
          <table:table-cell office:value-type="float" office:value="304" calcext:value-type="float">
            <text:p>3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zázezeréstöbb</text:p>
          </table:table-cell>
          <table:table-cell office:value-type="float" office:value="305" calcext:value-type="float">
            <text:p>3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venésszáz</text:p>
          </table:table-cell>
          <table:table-cell office:value-type="float" office:value="306" calcext:value-type="float">
            <text:p>30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armincésötven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uszésharminc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izéshusz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éstiz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áromésöt</text:p>
          </table:table-cell>
          <table:table-cell office:value-type="float" office:value="311" calcext:value-type="float">
            <text:p>3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ettőéshárom</text:p>
          </table:table-cell>
          <table:table-cell office:value-type="float" office:value="312" calcext:value-type="float">
            <text:p>3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egyéskettő</text:p>
          </table:table-cell>
          <table:table-cell office:value-type="float" office:value="313" calcext:value-type="float">
            <text:p>3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százésezer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százalatt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7"/>
          <table:table-cell table:style-name="ce6"/>
          <table:table-cell table:number-columns-repeated="1015"/>
        </table:table-row>
      </table:table>
      <table:table table:name="Baleset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ternative type</text:p>
          </table:table-cell>
          <table:table-cell table:style-name="ce1"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style-name="ce1" table:number-columns-repeated="1016"/>
        </table:table-row>
        <table:table-row table:style-name="ro1">
          <table:table-cell table:style-name="ce9" office:value-type="string" calcext:value-type="string">
            <text:p>Baleset</text:p>
          </table:table-cell>
          <table:table-cell table:style-name="ce9" office:value-type="string" calcext:value-type="string">
            <text:p>beépíté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int/String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7" office:value-type="string" calcext:value-type="string">
            <text:p>lakott területen kívül</text:p>
          </table:table-cell>
          <table:table-cell table:style-name="ce17" office:value-type="float" office:value="2" calcext:value-type="float">
            <text:p>2</text:p>
          </table:table-cell>
          <table:table-cell table:style-name="ce9" table:number-columns-repeated="1016"/>
        </table:table-row>
        <table:table-row table:style-name="ro1">
          <table:table-cell table:style-name="ce10" office:value-type="string" calcext:value-type="string">
            <text:p>Baleset</text:p>
          </table:table-cell>
          <table:table-cell table:style-name="ce10" office:value-type="string" calcext:value-type="string">
            <text:p>útalakza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int/String</text:p>
          </table:table-cell>
          <table:table-cell table:style-name="ce10" office:value-type="string" calcext:value-type="string">
            <text:p>Label</text:p>
          </table:table-cell>
          <table:table-cell table:style-name="ce10"/>
          <table:table-cell table:style-name="ce18" office:value-type="string" calcext:value-type="string">
            <text:p>egyenes útvonal</text:p>
          </table:table-cell>
          <table:table-cell table:style-name="ce18" office:value-type="float" office:value="1" calcext:value-type="float">
            <text:p>1</text:p>
          </table:table-cell>
          <table:table-cell table:style-name="ce10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természet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int/String</text:p>
          </table:table-cell>
          <table:table-cell table:style-name="ce11" office:value-type="string" calcext:value-type="string">
            <text:p>Label</text:p>
          </table:table-cell>
          <table:table-cell table:style-name="ce11"/>
          <table:table-cell table:style-name="ce19" office:value-type="string" calcext:value-type="string">
            <text:p>megcsúszás, farolás, felborulás az útpályán</text:p>
          </table:table-cell>
          <table:table-cell table:style-name="ce19" office:value-type="float" office:value="31" calcext:value-type="float">
            <text:p>31</text:p>
          </table:table-cell>
          <table:table-cell table:style-name="ce11" table:number-columns-repeated="1016"/>
        </table:table-row>
        <table:table-row table:style-name="ro1">
          <table:table-cell table:style-name="ce12" office:value-type="string" calcext:value-type="string">
            <text:p>Baleset</text:p>
          </table:table-cell>
          <table:table-cell table:style-name="ce12" office:value-type="string" calcext:value-type="string">
            <text:p>kimenetel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int/String</text:p>
          </table:table-cell>
          <table:table-cell table:style-name="ce12" office:value-type="string" calcext:value-type="string">
            <text:p>Label</text:p>
          </table:table-cell>
          <table:table-cell table:style-name="ce12"/>
          <table:table-cell table:style-name="ce20" office:value-type="string" calcext:value-type="string">
            <text:p>súlyos</text:p>
          </table:table-cell>
          <table:table-cell table:style-name="ce20" office:value-type="float" office:value="2" calcext:value-type="float">
            <text:p>2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típ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string" calcext:value-type="string">
            <text:p>Baleset</text:p>
          </table:table-cell>
          <table:table-cell table:style-name="Default" office:value-type="string" calcext:value-type="string">
            <text:p>BALESETSZÁMA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table:number-columns-repeated="3"/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aleset</text:p>
          </table:table-cell>
          <table:table-cell table:style-name="Default" office:value-type="string" calcext:value-type="string">
            <text:p>BALESETEKSZÁMA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table:number-columns-repeated="3"/>
          <table:table-cell table:style-name="ce3" office:value-type="string" calcext:value-type="string">
            <text:p>balesetek szám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Baleset</text:p>
          </table:table-cell>
          <table:table-cell table:style-name="ce13" office:value-type="string" calcext:value-type="string">
            <text:p>HALÁLOSBALESET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table:number-columns-repeated="3"/>
          <table:table-cell table:style-name="ce21" office:value-type="string" calcext:value-type="string">
            <text:p>nem halálos balesetek száma</text:p>
          </table:table-cell>
          <table:table-cell table:style-name="ce20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4" office:value-type="string" calcext:value-type="string">
            <text:p>Baleset</text:p>
          </table:table-cell>
          <table:table-cell table:style-name="ce14" office:value-type="string" calcext:value-type="string">
            <text:p>SÚLYOSBALESET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table:number-columns-repeated="3"/>
          <table:table-cell table:style-name="ce21" office:value-type="string" calcext:value-type="string">
            <text:p>súlyos balesetek száma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Baleset</text:p>
          </table:table-cell>
          <table:table-cell table:style-name="ce14" office:value-type="string" calcext:value-type="string">
            <text:p>KÖNNYŰBALESET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table:number-columns-repeated="3"/>
          <table:table-cell table:style-name="ce21" office:value-type="string" calcext:value-type="string">
            <text:p>nem könnyű balesetek száma</text:p>
          </table:table-cell>
          <table:table-cell table:style-name="ce21" office:value-type="float" office:value="0" calcext:value-type="float">
            <text:p>0</text:p>
          </table:table-cell>
          <table:table-cell table:style-name="ce14" table:number-columns-repeated="1016"/>
        </table:table-row>
        <table:table-row table:style-name="ro1">
          <table:table-cell table:style-name="ce15" office:value-type="string" calcext:value-type="string">
            <text:p>Baleset</text:p>
          </table:table-cell>
          <table:table-cell table:style-name="ce15" office:value-type="string" calcext:value-type="string">
            <text:p>lakottterületen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table:number-columns-repeated="3"/>
          <table:table-cell table:number-columns-repeated="2" table:style-name="ce22" office:value-type="float" office:value="0" calcext:value-type="float">
            <text:p>0</text:p>
          </table:table-cell>
          <table:table-cell table:style-name="ce15" table:number-columns-repeated="1016"/>
        </table:table-row>
        <table:table-row table:style-name="ro1">
          <table:table-cell table:style-name="ce15" office:value-type="string" calcext:value-type="string">
            <text:p>Baleset</text:p>
          </table:table-cell>
          <table:table-cell table:style-name="ce15" office:value-type="string" calcext:value-type="string">
            <text:p>lakottterületenkívül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table:number-columns-repeated="3"/>
          <table:table-cell table:style-name="ce22" office:value-type="string" calcext:value-type="string">
            <text:p>lakott területen kívül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16" office:value-type="string" calcext:value-type="string">
            <text:p>Baleset</text:p>
          </table:table-cell>
          <table:table-cell table:style-name="ce16" office:value-type="string" calcext:value-type="string">
            <text:p>egyenesútvonal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table:number-columns-repeated="3"/>
          <table:table-cell table:style-name="ce23" office:value-type="string" calcext:value-type="string">
            <text:p>egyenes útvonal</text:p>
          </table:table-cell>
          <table:table-cell table:style-name="ce23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1">
          <table:table-cell table:style-name="ce16" office:value-type="string" calcext:value-type="string">
            <text:p>Baleset</text:p>
          </table:table-cell>
          <table:table-cell table:style-name="ce16" office:value-type="string" calcext:value-type="string">
            <text:p>útkanyarulat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table:number-columns-repeated="3"/>
          <table:table-cell table:number-columns-repeated="2" table:style-name="ce23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>
          <table:table-cell table:style-name="ce16" office:value-type="string" calcext:value-type="string">
            <text:p>Baleset</text:p>
          </table:table-cell>
          <table:table-cell table:style-name="ce16" office:value-type="string" calcext:value-type="string">
            <text:p>útkanyarulatok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table:number-columns-repeated="3"/>
          <table:table-cell table:number-columns-repeated="2" table:style-name="ce23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>
          <table:table-cell table:style-name="ce16" office:value-type="string" calcext:value-type="string">
            <text:p>Baleset</text:p>
          </table:table-cell>
          <table:table-cell table:style-name="ce16" office:value-type="string" calcext:value-type="string">
            <text:p>bukkanó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table:number-columns-repeated="3"/>
          <table:table-cell table:number-columns-repeated="2" table:style-name="ce23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>
          <table:table-cell table:style-name="ce16" office:value-type="string" calcext:value-type="string">
            <text:p>Baleset</text:p>
          </table:table-cell>
          <table:table-cell table:style-name="ce16" office:value-type="string" calcext:value-type="string">
            <text:p>útkereszteződés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table:number-columns-repeated="3"/>
          <table:table-cell table:number-columns-repeated="2" table:style-name="ce23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>
          <table:table-cell table:style-name="ce16" office:value-type="string" calcext:value-type="string">
            <text:p>Baleset</text:p>
          </table:table-cell>
          <table:table-cell table:style-name="ce16" office:value-type="string" calcext:value-type="string">
            <text:p>egyébútszakasz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table:number-columns-repeated="3"/>
          <table:table-cell table:number-columns-repeated="2" table:style-name="ce23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szembehaladójárművek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azonosiránybahaladójárművek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keresztezőjárművek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vasútiésközútijárműütközése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egyenesenhaladóéskanyarodójárművekütközése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állójárműnekütközés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szilárdtárgynakütközésútpályán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megcsúszásfarolásfelborulásútpályán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table:number-columns-repeated="3"/>
          <table:table-cell table:style-name="ce19" office:value-type="string" calcext:value-type="string">
            <text:p>megcsúszás, farolás, felborulás az útpályán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pályaelhagyásszilárdtárgynakütközésnélkül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pályaelhagyásszilárdtárgynakütközésútpályánkívül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gyalogoselütése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utasokbalesete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ütközésvadonélőállattal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ütközésháziállattal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egyébtermészetűbaleset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um" table:style-name="ta1"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1" table:default-cell-style-name="ce3"/>
        <table:table-column table:style-name="co21" table:default-cell-style-name="ce7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ternative type</text:p>
          </table:table-cell>
          <table:table-cell table:style-name="ce1"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ÉV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number-columns-repeated="2" table:style-name="ce6" office:value-type="float" office:value="1990" calcext:value-type="float">
            <text:p>1990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hón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n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ór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1" calcext:value-type="float">
            <text:p>199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ÓR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101" calcext:value-type="float">
            <text:p>19900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Ó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100" calcext:value-type="float">
            <text:p>10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ÓR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10100" calcext:value-type="float">
            <text:p>1990010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HAVISORSZÁM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NAPRÖVIDÍTETTNEV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tring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ÉVISORSZÁM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NÉV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1990-01-01" calcext:value-type="date">
            <text:p>1990-01-01</text:p>
          </table:table-cell>
          <table:table-cell table:style-name="ce8" office:value-type="date" office:date-value="1990-01-01" calcext:value-type="date">
            <text:p>1990-01-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KÓ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KÓ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étfő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NAPNÉV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tring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Hétfő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ANAPJELLEGENÉV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tring</text:p>
          </table:table-cell>
          <table:table-cell table:style-name="ce1" table:number-columns-repeated="2"/>
          <table:table-cell table:number-columns-repeated="2" table:style-name="ce6" office:value-type="string" calcext:value-type="string">
            <text:p>Munkaszüneti nap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KÓ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nkaszüneti nap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KÓ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étfő Munkaszüneti nap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NÉV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étfő Munkaszüneti n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időszámítás1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éli időszámítás 1 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időszámítás2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IdőszámításTélivagynyári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tring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Téli időszámítás 1 h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YÁRI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string" calcext:value-type="string">
            <text:p>TÉLI IDŐSZÁMÍTÁ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APSZAK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NAPSZAK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SZAK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TÉLI 1- 6 ÓR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ÖSZEVONTNAPSZAK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office:value-type="string" calcext:value-type="string">
            <text:p>REGGE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SZAK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number-columns-repeated="2" office:value-type="float" office:value="19901" calcext:value-type="float">
            <text:p>199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ÖSSZNAPSZAK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table:number-columns-repeated="2" office:value-type="float" office:value="199001011" calcext:value-type="float">
            <text:p>199001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ÉVISORSZÁMA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table:number-columns-repeated="2" office:value-type="float" office:value="1990001" calcext:value-type="float">
            <text:p>1990001</text:p>
          </table:table-cell>
          <table:table-cell table:number-columns-repeated="1016"/>
        </table:table-row>
      </table:table>
      <table:table table:name="Global" table:style-name="ta1"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10" table:default-cell-style-name="ce1"/>
        <table:table-column table:style-name="co16" table:default-cell-style-name="ce1"/>
        <table:table-column table:style-name="co25" table:default-cell-style-name="ce3"/>
        <table:table-column table:style-name="co18" table:default-cell-style-name="ce6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lternative type</text:p>
          </table:table-cell>
          <table:table-cell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setsorszá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ljes_sorr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99002471" calcext:value-type="float">
            <text:p>199002471</text:p>
          </table:table-cell>
          <table:table-cell office:value-type="float" office:value="199002471" calcext:value-type="float">
            <text:p>199002471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redeti_sorr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table:style-name="ce6" office:value-type="float" office:value="2471" calcext:value-type="float">
            <text:p>2471</text:p>
          </table:table-cell>
          <table:table-cell office:value-type="float" office:value="2471" calcext:value-type="float">
            <text:p>2471</text:p>
          </table:table-cell>
          <table:table-cell table:style-name="ce1" table:number-columns-repeated="1016"/>
        </table:table-row>
        <table:table-row table:style-name="ro1">
          <table:table-cell table:style-name="Default" office:value-type="string" calcext:value-type="string">
            <text:p>Global</text:p>
          </table:table-cell>
          <table:table-cell table:style-name="Default" office:value-type="string" calcext:value-type="string">
            <text:p>@2002előttitípus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int</text:p>
          </table:table-cell>
          <table:table-cell table:style-name="ce2" office:value-type="string" calcext:value-type="string">
            <text:p>thafuck</text:p>
          </table:table-cell>
          <table:table-cell table:style-name="Default"/>
          <table:table-cell office:value-type="float" office:value="901" calcext:value-type="float">
            <text:p>901</text:p>
          </table:table-cell>
          <table:table-cell table:style-name="ce7" office:value-type="float" office:value="901" calcext:value-type="float">
            <text:p>90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lobal</text:p>
          </table:table-cell>
          <table:table-cell table:style-name="Default" office:value-type="string" calcext:value-type="string">
            <text:p>BALESETSZÁMA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lobal</text:p>
          </table:table-cell>
          <table:table-cell table:style-name="Default" office:value-type="string" calcext:value-type="string">
            <text:p>BALESETEKSZÁMA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table:number-columns-repeated="3"/>
          <table:table-cell office:value-type="string" calcext:value-type="string">
            <text:p>balesetek szám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/>
          <table:table-cell table:style-name="ce7"/>
          <table:table-cell table:number-columns-repeated="1016"/>
        </table:table-row>
      </table:table>
      <table:table table:name="Helyszin" table:style-name="ta1">
        <table:table-column table:style-name="co26" table:default-cell-style-name="ce1"/>
        <table:table-column table:style-name="co27" table:default-cell-style-name="ce1"/>
        <table:table-column table:style-name="co14" table:default-cell-style-name="ce1"/>
        <table:table-column table:style-name="co28" table:default-cell-style-name="ce1"/>
        <table:table-column table:style-name="co10" table:default-cell-style-name="ce1"/>
        <table:table-column table:style-name="co16" table:default-cell-style-name="ce1"/>
        <table:table-column table:style-name="co29" table:number-columns-repeated="2" table:default-cell-style-name="ce6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lternative type</text:p>
          </table:table-cell>
          <table:table-cell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özútszá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ilomé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é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272" calcext:value-type="float">
            <text:p>272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Helyszin</text:p>
          </table:table-cell>
          <table:table-cell table:style-name="Default" office:value-type="string" calcext:value-type="string">
            <text:p>Megnevezés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 table:style-name="ce3" office:value-type="string" calcext:value-type="string">
            <text:p>VESZPREM MEGYE TERULETRE NEM BONTHATO ADATAI</text:p>
          </table:table-cell>
          <table:table-cell table:style-name="ce7" office:value-type="string" calcext:value-type="string">
            <text:p>VESZPREM MEGYE TERULETRE NEM BONTHATO ADATAI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Helyszin</text:p>
          </table:table-cell>
          <table:table-cell table:style-name="Default" office:value-type="string" calcext:value-type="string">
            <text:p>TELEPKO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style-name="ce3" office:value-type="float" office:value="1176" calcext:value-type="float">
            <text:p>1176</text:p>
          </table:table-cell>
          <table:table-cell table:style-name="ce7" office:value-type="float" office:value="1176" calcext:value-type="float">
            <text:p>1176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NE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string" calcext:value-type="string">
            <text:p>VeszprÚ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ARE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26902558.788" calcext:value-type="float">
            <text:p>126902558,7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ORIG_FI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2880" calcext:value-type="float">
            <text:p>28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X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98781.158864" calcext:value-type="float">
            <text:p>198781,158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564135.32797" calcext:value-type="float">
            <text:p>564135,32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47.1278371487" calcext:value-type="float">
            <text:p>47,1278371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7.9167880967" calcext:value-type="float">
            <text:p>17,91678809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ARE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26902558.788" calcext:value-type="float">
            <text:p>126902558,7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ORIG_FI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2880" calcext:value-type="float">
            <text:p>28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98781.158864" calcext:value-type="float">
            <text:p>198781,158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564135.32797" calcext:value-type="float">
            <text:p>564135,32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47.1278371487" calcext:value-type="float">
            <text:p>47,1278371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7.9167880967" calcext:value-type="float">
            <text:p>17,9167880967</text:p>
          </table:table-cell>
          <table:table-cell table:number-columns-repeated="1016"/>
        </table:table-row>
      </table:table>
      <table:table table:name="Idojara" table:style-name="ta1">
        <table:table-column table:style-name="co38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40" table:default-cell-style-name="ce41"/>
        <table:table-column table:style-name="co18" table:default-cell-style-name="ce45"/>
        <table:table-column table:style-name="co7" table:default-cell-style-name="Default"/>
        <table:table-column table:style-name="co41" table:default-cell-style-name="Default"/>
        <table:table-column table:style-name="co7" table:number-columns-repeated="1014" table:default-cell-style-name="Default"/>
        <table:table-row table:style-name="ro1">
          <table:table-cell table:style-name="ce39" office:value-type="string" calcext:value-type="string">
            <text:p>Class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lternative type</text:p>
          </table:table-cell>
          <table:table-cell table:style-name="ce39" office:value-type="string" calcext:value-type="string">
            <text:p>Generated</text:p>
          </table:table-cell>
          <table:table-cell table:style-name="ce39" office:value-type="string" calcext:value-type="string">
            <text:p>Minta – szöveg</text:p>
          </table:table-cell>
          <table:table-cell table:style-name="ce39" office:value-type="string" calcext:value-type="string">
            <text:p>Minta – kó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hőmérséklet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Evs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irány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vár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sebesség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hőmérséklet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table:style-name="ce41" office:value-type="string" calcext:value-type="string">
            <text:p><text:s/></text:p>
          </table:table-cell>
          <table:table-cell table:style-name="ce45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műszerszintilégnyomás</text:p>
          </table:table-cell>
          <table:table-cell office:value-type="float" office:value="153" calcext:value-type="float">
            <text:p>15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szinoptikusszélirány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style-name="ce41" office:value-type="string" calcext:value-type="string">
            <text:p><text:s/></text:p>
          </table:table-cell>
          <table:table-cell table:style-name="ce45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relatívnedvesség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szinoptikusszélsebesség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table:style-name="ce41" office:value-type="string" calcext:value-type="string">
            <text:p><text:s/></text:p>
          </table:table-cell>
          <table:table-cell table:style-name="ce45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összfelhőzet</text:p>
          </table:table-cell>
          <table:table-cell office:value-type="float" office:value="155" calcext:value-type="float">
            <text:p>15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műszerszintilégnyomás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style-name="ce41" office:value-type="string" calcext:value-type="string">
            <text:p><text:s/></text:p>
          </table:table-cell>
          <table:table-cell table:style-name="ce45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relatívnedvesség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ce41" office:value-type="string" calcext:value-type="string">
            <text:p><text:s/></text:p>
          </table:table-cell>
          <table:table-cell table:style-name="ce45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jellemzőcsapadékalakkód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összfelhőzet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style-name="ce41" office:value-type="string" calcext:value-type="string">
            <text:p><text:s/></text:p>
          </table:table-cell>
          <table:table-cell table:style-name="ce45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vonatkozásiideje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csapadékösszeg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table:style-name="ce41" office:value-type="string" calcext:value-type="string">
            <text:p><text:s/></text:p>
          </table:table-cell>
          <table:table-cell table:style-name="ce45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jellemzőcsapadékalakkód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41" office:value-type="string" calcext:value-type="string">
            <text:p><text:s/></text:p>
          </table:table-cell>
          <table:table-cell table:style-name="ce45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csapadékösszegvonatkozásiideje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table:style-name="ce41" office:value-type="string" calcext:value-type="string">
            <text:p><text:s/></text:p>
          </table:table-cell>
          <table:table-cell table:style-name="ce45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number-columns-repeated="2" office:value-type="float" office:value="1010.2" calcext:value-type="float">
            <text:p>101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table:number-columns-repeated="2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összfelhőzet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szeg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jellemzőcsapadékalakkód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KBPvonatkozásiideje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ÓRÁNKÉNTIVÁLTOZÁS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ÓRÁNKÉNTIVÁLTOZÁS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ÓRÁNKÉNTIVÁLTOZÁS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ÓRÁNKÉNTIVÁLTOZÁS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ÓRÁNKÉNTIVÁLTOZÁS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hőmérséklet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irány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sebesség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műszerszintilégnyomás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relatívnedvesség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összfelhőzet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jellemzőcsapadékalakkód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vonatkozásiideje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number-columns-repeated="2" office:value-type="float" office:value="-2.9" calcext:value-type="float">
            <text:p>-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table:number-columns-repeated="2"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number-columns-repeated="2" office:value-type="float" office:value="1015.3" calcext:value-type="float">
            <text:p>1015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table:number-columns-repeated="2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összfelhőzet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szeg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jellemzőcsapadékalakkód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KDEBvonatkozásiideje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ÓRÁNKÉNTIVÁLTOZÁS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ÓRÁNKÉNTIVÁLTOZÁS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ÓRÁNKÉNTIVÁLTOZÁS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ÓRÁNKÉNTIVÁLTOZÁS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ÓRÁNKÉNTIVÁLTOZÁS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hőmérséklet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irány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sebesség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műszerszintilégnyomás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relatívnedvesség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összfelhőzet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jellemzőcsapadékalakkód</text:p>
          </table:table-cell>
          <table:table-cell office:value-type="float" office:value="203" calcext:value-type="float">
            <text:p>20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vonatkozásiideje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table:number-columns-repeated="2" office:value-type="float" office:value="-1.2" calcext:value-type="float">
            <text:p>-1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</text:p>
          </table:table-cell>
          <table:table-cell office:value-type="float" office:value="206" calcext:value-type="float">
            <text:p>206</text:p>
          </table:table-cell>
          <table:table-cell table:number-columns-repeated="3"/>
          <table:table-cell table:number-columns-repeated="2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table:number-columns-repeated="2" office:value-type="float" office:value="1000.2" calcext:value-type="float">
            <text:p>100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table:number-columns-repeated="2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összfelhőzet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szeg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jellemzőcsapadékalakkód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KPÉCSvonatkozásiideje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ÓRÁNKÉNTIVÁLTOZÁS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ÓRÁNKÉNTIVÁLTOZÁS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ÓRÁNKÉNTIVÁLTOZÁS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ÓRÁNKÉNTIVÁLTOZÁS</text:p>
          </table:table-cell>
          <table:table-cell office:value-type="float" office:value="217" calcext:value-type="float">
            <text:p>2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ÓRÁNKÉNTIVÁLTOZÁS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hőmérséklet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irány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sebesség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műszerszintilégnyomás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relatívnedvesség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összfelhőzet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jellemzőcsapadékalakkód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vonatkozásiideje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</text:p>
          </table:table-cell>
          <table:table-cell office:value-type="float" office:value="229" calcext:value-type="float">
            <text:p>229</text:p>
          </table:table-cell>
          <table:table-cell table:number-columns-repeated="3"/>
          <table:table-cell table:number-columns-repeated="2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number-columns-repeated="2" office:value-type="float" office:value="1017.4" calcext:value-type="float">
            <text:p>1017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number-columns-repeated="2" office:value-type="float" office:value="89" calcext:value-type="float">
            <text:p>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összfelhőzet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szeg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jellemzőcsapadékalakkód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KSZEGEDvonatkozásiideje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ÓRÁNKÉNTIVÁLTOZÁS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ÓRÁNKÉNTIVÁLTOZÁS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ÓRÁNKÉNTIVÁLTOZÁS</text:p>
          </table:table-cell>
          <table:table-cell office:value-type="float" office:value="239" calcext:value-type="float">
            <text:p>2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ÓRÁNKÉNTIVÁLTOZÁS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ÓRÁNKÉNTIVÁLTOZÁS</text:p>
          </table:table-cell>
          <table:table-cell office:value-type="float" office:value="241" calcext:value-type="float">
            <text:p>24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hőmérséklet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irány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sebesség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műszerszintilégnyomás</text:p>
          </table:table-cell>
          <table:table-cell office:value-type="float" office:value="245" calcext:value-type="float">
            <text:p>24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relatívnedvesség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összfelhőzet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jellemzőcsapadékalakkód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vonatkozásiideje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</text:p>
          </table:table-cell>
          <table:table-cell office:value-type="float" office:value="251" calcext:value-type="float">
            <text:p>251</text:p>
          </table:table-cell>
          <table:table-cell table:number-columns-repeated="3"/>
          <table:table-cell table:number-columns-repeated="2" office:value-type="float" office:value="-1.9" calcext:value-type="float">
            <text:p>-1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table:number-columns-repeated="2"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number-columns-repeated="2" office:value-type="float" office:value="998.6" calcext:value-type="float">
            <text:p>998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number-columns-repeated="2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összfelhőzet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szeg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jellemzőcsapadékalakkód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KSZOMBATHvonatkozásiideje</text:p>
          </table:table-cell>
          <table:table-cell office:value-type="float" office:value="259" calcext:value-type="float">
            <text:p>259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ÓRÁNKÉNTIVÁLTOZÁS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ÓRÁNKÉNTIVÁLTOZÁS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ÓRÁNKÉNTIVÁLTOZÁS</text:p>
          </table:table-cell>
          <table:table-cell office:value-type="float" office:value="262" calcext:value-type="float">
            <text:p>26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ÓRÁNKÉNTIVÁLTOZÁS</text:p>
          </table:table-cell>
          <table:table-cell office:value-type="float" office:value="263" calcext:value-type="float">
            <text:p>2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ÓRÁNKÉNTIVÁLTOZÁS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table:number-columns-repeated="2" office:value-type="float" office:value="-0.2" calcext:value-type="float">
            <text:p>-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változás</text:p>
          </table:table-cell>
          <table:table-cell office:value-type="float" office:value="266" calcext:value-type="float">
            <text:p>2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table:number-columns-repeated="2" office:value-type="float" office:value="-0.2" calcext:value-type="float">
            <text:p>-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változás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RÁSHÖM</text:p>
          </table:table-cell>
          <table:table-cell office:value-type="float" office:value="269" calcext:value-type="float">
            <text:p>269</text:p>
          </table:table-cell>
          <table:table-cell table:number-columns-repeated="3"/>
          <table:table-cell table:number-columns-repeated="2" office:value-type="float" office:value="-0.2" calcext:value-type="float">
            <text:p>-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HÖMVÁLT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Datum – MET</text:p>
          </table:table-cell>
          <table:table-cell table:style-name="ce39" office:value-type="string" calcext:value-type="string">
            <text:p>ÉVMET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table:number-columns-repeated="3"/>
          <table:table-cell table:number-columns-repeated="2" table:style-name="ce44" office:value-type="float" office:value="1990" calcext:value-type="float">
            <text:p>1990</text:p>
          </table:table-cell>
          <table:table-cell table:style-name="ce39" table:number-columns-repeated="1016"/>
        </table:table-row>
        <table:table-row table:style-name="ro1">
          <table:table-cell table:style-name="ce39" office:value-type="string" calcext:value-type="string">
            <text:p>Datum – MET</text:p>
          </table:table-cell>
          <table:table-cell table:style-name="ce39" office:value-type="string" calcext:value-type="string">
            <text:p>HÓNAPMET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39" table:number-columns-repeated="1016"/>
        </table:table-row>
        <table:table-row table:style-name="ro1">
          <table:table-cell table:style-name="ce39" office:value-type="string" calcext:value-type="string">
            <text:p>Datum – MET</text:p>
          </table:table-cell>
          <table:table-cell table:style-name="ce39" office:value-type="string" calcext:value-type="string">
            <text:p>NAPMET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39" table:number-columns-repeated="1016"/>
        </table:table-row>
        <table:table-row table:style-name="ro1">
          <table:table-cell table:style-name="ce39" office:value-type="string" calcext:value-type="string">
            <text:p>Datum – MET</text:p>
          </table:table-cell>
          <table:table-cell table:style-name="ce39" office:value-type="string" calcext:value-type="string">
            <text:p>ÓRAMET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39" table:number-columns-repeated="1016"/>
        </table:table-row>
        <table:table-row table:style-name="ro1">
          <table:table-cell table:style-name="ce40" office:value-type="string" calcext:value-type="string">
            <text:p>Datum – MET</text:p>
          </table:table-cell>
          <table:table-cell table:style-name="ce40" office:value-type="string" calcext:value-type="string">
            <text:p>JÉVHÓNAPNAPÓRAMET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table:number-columns-repeated="3"/>
          <table:table-cell office:value-type="float" office:value="1990010101" calcext:value-type="float">
            <text:p>1990010101</text:p>
          </table:table-cell>
          <table:table-cell table:style-name="ce41" office:value-type="float" office:value="1990010101" calcext:value-type="float">
            <text:p>1990010101</text:p>
          </table:table-cell>
          <table:table-cell table:style-name="ce40" table:number-columns-repeated="1016"/>
        </table:table-row>
      </table:table>
      <table:table table:name="Telepules" table:style-name="ta1">
        <table:table-column table:style-name="co34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36" table:default-cell-style-name="ce3"/>
        <table:table-column table:style-name="co37" table:default-cell-style-name="ce7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ternative type</text:p>
          </table:table-cell>
          <table:table-cell table:style-name="ce1"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lepules</text:p>
          </table:table-cell>
          <table:table-cell table:style-name="ce2" office:value-type="string" calcext:value-type="string">
            <text:p>Települé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tring</text:p>
          </table:table-cell>
          <table:table-cell table:style-name="ce2" table:number-columns-repeated="2"/>
          <table:table-cell office:value-type="float" office:value="19" calcext:value-type="float">
            <text:p>19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Helységmegnevezése2011január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tring</text:p>
          </table:table-cell>
          <table:table-cell table:style-name="ce1" table:number-columns-repeated="2"/>
          <table:table-cell table:number-columns-repeated="2" table:style-name="ce6" office:value-type="string" calcext:value-type="string">
            <text:p>Veszprém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TELEPÜLÉSNEV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tring</text:p>
          </table:table-cell>
          <table:table-cell table:style-name="ce1" table:number-columns-repeated="2"/>
          <table:table-cell table:number-columns-repeated="2" table:style-name="ce6" office:value-type="string" calcext:value-type="string">
            <text:p>VESZPRÉM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Kód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megyei jogú váro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Helységjogállása2011január1NÉV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3"/>
          <table:table-cell table:number-columns-repeated="2" table:style-name="ce6" office:value-type="string" calcext:value-type="string">
            <text:p>megyeszékhely, megyei jogú váro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KÓD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özép-Dunántú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Telepules</text:p>
          </table:table-cell>
          <table:table-cell table:style-name="ce27" office:value-type="string" calcext:value-type="string">
            <text:p>RÉGIÓNÉV</text:p>
          </table:table-cell>
          <table:table-cell table:style-name="ce27" office:value-type="float" office:value="50" calcext:value-type="float">
            <text:p>50</text:p>
          </table:table-cell>
          <table:table-cell table:style-name="ce27" table:number-columns-repeated="3"/>
          <table:table-cell table:number-columns-repeated="2" table:style-name="ce30" office:value-type="string" calcext:value-type="string">
            <text:p>Közép-Dunántúl</text:p>
          </table:table-cell>
          <table:table-cell table:style-name="ce27"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KOD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Veszprém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Telepules</text:p>
          </table:table-cell>
          <table:table-cell table:style-name="ce12" office:value-type="string" calcext:value-type="string">
            <text:p>MegyeNEV2011január1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number-columns-repeated="3"/>
          <table:table-cell table:number-columns-repeated="2" table:style-name="ce20" office:value-type="string" calcext:value-type="string">
            <text:p>Veszprém</text:p>
          </table:table-cell>
          <table:table-cell table:style-name="ce12"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2Újkistérség200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3Kistérség2007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ÓD2011január1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NÉV2011január1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string" calcext:value-type="string">
            <text:p>Veszprém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székhelye2011január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kód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number-columns-repeated="2" office:value-type="float" office:value="191" calcext:value-type="float">
            <text:p>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székhely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ARASNEV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number-columns-repeated="2" office:value-type="string" calcext:value-type="string">
            <text:p>Veszprémi járá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TAZON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kódja2011január1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önálló polgármesteri hivatalt működtető önkormányza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székhelye2011január1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number-columns-repeated="2" office:value-type="string" calcext:value-type="string">
            <text:p>–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rülethektár2011január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number-columns-repeated="2" office:value-type="float" office:value="12690" calcext:value-type="float">
            <text:p>126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ónépesség2011január1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number-columns-repeated="2" office:value-type="float" office:value="64339" calcext:value-type="float">
            <text:p>643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ásokszáma2011január1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number-columns-repeated="2" office:value-type="float" office:value="26246" calcext:value-type="float">
            <text:p>262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EP20120101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number-columns-repeated="2" office:value-type="float" office:value="57917" calcext:value-type="float">
            <text:p>579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O20120101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number-columns-repeated="2" office:value-type="float" office:value="30496" calcext:value-type="float">
            <text:p>30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FI20120101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number-columns-repeated="2" office:value-type="float" office:value="27421" calcext:value-type="float">
            <text:p>274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omerációkódja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number-columns-repeated="2" office:value-type="string" calcext:value-type="string">
            <text:p>313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12_KOD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number-columns-repeated="2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3_KOD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99AzagglomerációtípusátazonosítópozícióT992003080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0AzagglomerációT10020030801től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number-columns-repeated="2" office:value-type="float" office:value="313" calcext:value-type="float">
            <text:p>3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1Azagglomerációnbelülibesorolás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0KÖRJEGYZŐSÉGKÓDJA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1KÖRJEGYZŐSÉGSZÉKHELYÉNEKKÓDJAMT41B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Mezőgazdaságitájkörzetkódja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3"/>
          <table:table-cell table:number-columns-repeated="2" table:style-name="ce6" office:value-type="float" office:value="612" calcext:value-type="float">
            <text:p>61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Borvidékkódja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3"/>
          <table:table-cell table:number-columns-repeated="2" table:style-name="ce6" office:value-type="float" office:value="99" calcext:value-type="float">
            <text:p>99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Idegenforgalmirégiókódja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3"/>
          <table:table-cell table:number-columns-repeated="2" table:style-name="ce6" office:value-type="float" office:value="6" calcext:value-type="float">
            <text:p>6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Üdülőkörzetikód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3"/>
          <table:table-cell table:number-columns-repeated="2" table:style-name="ce6" office:value-type="float" office:value="99" calcext:value-type="float">
            <text:p>99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Név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3"/>
          <table:table-cell table:number-columns-repeated="2" table:style-name="ce6" office:value-type="string" calcext:value-type="string">
            <text:p>Veszprém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KER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KER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KER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KER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K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KER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B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ÖSSZ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ÖSSZ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ÖSSZ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ÖSSZ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ÖSSZ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ÖSSZ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_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03MegyeBPÖSSZ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table:number-columns-repeated="2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TAZON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NEVE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kód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number-columns-repeated="2" office:value-type="float" office:value="191" calcext:value-type="float">
            <text:p>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székhely1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ARASNEV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table:number-columns-repeated="2" office:value-type="string" calcext:value-type="string">
            <text:p>Veszprémi járá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elepules</text:p>
          </table:table-cell>
          <table:table-cell table:style-name="ce24" office:value-type="string" calcext:value-type="string">
            <text:p>népkat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table:number-columns-repeated="3"/>
          <table:table-cell table:style-name="ce31" office:value-type="string" calcext:value-type="string">
            <text:p>50 000 - 99 999 lakos</text:p>
          </table:table-cell>
          <table:table-cell table:style-name="ce31" office:value-type="float" office:value="3" calcext:value-type="float">
            <text:p>3</text:p>
          </table:table-cell>
          <table:table-cell table:style-name="ce24"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ilter_$</text:p>
          </table:table-cell>
          <table:table-cell office:value-type="float" office:value="272" calcext:value-type="float">
            <text:p>272</text:p>
          </table:table-cell>
          <table:table-cell table:number-columns-repeated="3"/>
          <table:table-cell office:value-type="string" calcext:value-type="string">
            <text:p>Not Selected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KözépDunántúl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table:number-columns-repeated="3"/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NyugatDunántúl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table:number-columns-repeated="3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DélDunántúl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table:number-columns-repeated="3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ÉszakMagyarország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table:number-columns-repeated="3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ÉszakAlföld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table:number-columns-repeated="3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KözépMagyarország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table:number-columns-repeated="3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DélAlföld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table:number-columns-repeated="3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Budapest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Baranya</text:p>
          </table:table-cell>
          <table:table-cell table:style-name="ce13" office:value-type="float" office:value="281" calcext:value-type="float">
            <text:p>281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BácsKiskun</text:p>
          </table:table-cell>
          <table:table-cell table:style-name="ce13" office:value-type="float" office:value="282" calcext:value-type="float">
            <text:p>282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Békés</text:p>
          </table:table-cell>
          <table:table-cell table:style-name="ce13" office:value-type="float" office:value="283" calcext:value-type="float">
            <text:p>283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BorsodAbaújZemplén</text:p>
          </table:table-cell>
          <table:table-cell table:style-name="ce13" office:value-type="float" office:value="284" calcext:value-type="float">
            <text:p>284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Csongrád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Fejér</text:p>
          </table:table-cell>
          <table:table-cell table:style-name="ce13" office:value-type="float" office:value="286" calcext:value-type="float">
            <text:p>286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GyőrMosonSopron</text:p>
          </table:table-cell>
          <table:table-cell table:style-name="ce13" office:value-type="float" office:value="287" calcext:value-type="float">
            <text:p>287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HajdúBihar</text:p>
          </table:table-cell>
          <table:table-cell table:style-name="ce13" office:value-type="float" office:value="288" calcext:value-type="float">
            <text:p>288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Heves</text:p>
          </table:table-cell>
          <table:table-cell table:style-name="ce13" office:value-type="float" office:value="289" calcext:value-type="float">
            <text:p>289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KomáromEsztergom</text:p>
          </table:table-cell>
          <table:table-cell table:style-name="ce13" office:value-type="float" office:value="290" calcext:value-type="float">
            <text:p>290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Nógrád</text:p>
          </table:table-cell>
          <table:table-cell table:style-name="ce13" office:value-type="float" office:value="291" calcext:value-type="float">
            <text:p>291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Pest</text:p>
          </table:table-cell>
          <table:table-cell table:style-name="ce13" office:value-type="float" office:value="292" calcext:value-type="float">
            <text:p>292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Somogy</text:p>
          </table:table-cell>
          <table:table-cell table:style-name="ce13" office:value-type="float" office:value="293" calcext:value-type="float">
            <text:p>293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SzabolcsSzatmárBereg</text:p>
          </table:table-cell>
          <table:table-cell table:style-name="ce13" office:value-type="float" office:value="294" calcext:value-type="float">
            <text:p>294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JászNagykunSzolnok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Tolna</text:p>
          </table:table-cell>
          <table:table-cell table:style-name="ce13" office:value-type="float" office:value="296" calcext:value-type="float">
            <text:p>296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Vas</text:p>
          </table:table-cell>
          <table:table-cell table:style-name="ce13" office:value-type="float" office:value="297" calcext:value-type="float">
            <text:p>297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Veszprém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table:number-columns-repeated="3"/>
          <table:table-cell table:style-name="ce2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Zala</text:p>
          </table:table-cell>
          <table:table-cell table:style-name="ce13" office:value-type="float" office:value="299" calcext:value-type="float">
            <text:p>299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29" office:value-type="string" calcext:value-type="string">
            <text:p>Telepules</text:p>
          </table:table-cell>
          <table:table-cell table:style-name="ce29" office:value-type="string" calcext:value-type="string">
            <text:p>főváros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table:number-columns-repeated="3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Telepules</text:p>
          </table:table-cell>
          <table:table-cell table:style-name="ce29" office:value-type="string" calcext:value-type="string">
            <text:p>megyeszékhely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table:number-columns-repeated="3"/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Telepules</text:p>
          </table:table-cell>
          <table:table-cell table:style-name="ce29" office:value-type="string" calcext:value-type="string">
            <text:p>város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table:number-columns-repeated="3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Telepules</text:p>
          </table:table-cell>
          <table:table-cell table:style-name="ce29" office:value-type="string" calcext:value-type="string">
            <text:p>nagyközség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table:number-columns-repeated="3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Telepules</text:p>
          </table:table-cell>
          <table:table-cell table:style-name="ce29" office:value-type="string" calcext:value-type="string">
            <text:p>község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table:number-columns-repeated="3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Százezeréstöbb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övenésszáz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number-columns-repeated="3"/>
          <table:table-cell table:style-name="ce19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harmincésötven</text:p>
          </table:table-cell>
          <table:table-cell table:style-name="ce25" office:value-type="float" office:value="307" calcext:value-type="float">
            <text:p>307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huszésharminc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tizéshusz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ötéstiz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háromésöt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kettőéshárom</text:p>
          </table:table-cell>
          <table:table-cell table:style-name="ce25" office:value-type="float" office:value="312" calcext:value-type="float">
            <text:p>312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egyéskettő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ötszázésezer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ötszázalatt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</table:table>
      <table:named-expressions/>
      <table:database-ranges>
        <table:database-range table:name="__Anonymous_Sheet_DB__1" table:target-range-address="Sheet2.A1:Sheet2.H321">
          <table:sort>
            <table:sort-by table:field-number="0" table:data-type="automatic"/>
          </table:sort>
        </table:database-range>
        <table:database-range table:name="__Anonymous_Sheet_DB__2" table:target-range-address="Baleset.A1:Baleset.H34">
          <table:sort>
            <table:sort-by table:field-number="2" table:data-type="automatic"/>
          </table:sort>
        </table:database-range>
        <table:database-range table:name="__Anonymous_Sheet_DB__3" table:target-range-address="Datum.A1:Datum.H38">
          <table:sort>
            <table:sort-by table:field-number="2" table:data-type="automatic"/>
          </table:sort>
        </table:database-range>
        <table:database-range table:name="__Anonymous_Sheet_DB__7" table:target-range-address="Telepules.A1:Telepules.H10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 style:data-style-name="N2" text:time-value="10:37:53.479561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5:04:05.970320720</meta:creation-date>
    <dc:date>2014-07-21T11:42:12.350664840</dc:date>
    <meta:editing-duration>PT20H51M35S</meta:editing-duration>
    <meta:editing-cycles>16</meta:editing-cycles>
    <meta:generator>LibreOffice/4.2.4.2$Linux_X86_64 LibreOffice_project/420m0$Build-2</meta:generator>
    <meta:document-statistic meta:table-count="8" meta:cell-count="5379" meta:object-count="0"/>
  </office:meta>
</office:document-meta>
</file>